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>
      <style:paragraph-properties fo:margin-left="0.801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0000ff"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fo:color="#c0c0c0" style:font-name="Times New Roman" fo:font-size="12pt" style:font-size-asian="12pt" style:font-name-complex="Times New Roman1"/>
    </style:style>
    <style:style style:name="T4" style:family="text">
      <style:text-properties fo:color="#c0c0c0" style:font-name="Times" fo:font-size="12pt" style:font-size-asian="12pt" style:font-name-complex="Times1"/>
    </style:style>
    <style:style style:name="T5" style:family="text">
      <style:text-properties style:font-name="Times" fo:font-size="12pt" style:font-size-asian="12pt" style:font-name-complex="Times1"/>
    </style:style>
    <style:style style:name="T6" style:family="text">
      <style:text-properties style:font-name="Times" fo:font-size="12pt" fo:font-style="italic" style:font-size-asian="12pt" style:font-style-asian="italic" style:font-name-complex="Times1"/>
    </style:style>
    <style:style style:name="T7" style:family="text">
      <style:text-properties fo:color="#000000" style:font-name="Times" fo:font-size="12pt" style:font-size-asian="12pt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\brief</text:span><text:span text:style-name="T3"> </text:span><text:span text:style-name="T2">ImportDocsExternesThread</text:span><text:span text:style-name="T3"> </text:span><text:span text:style-name="T2">class</text:span></text:p>
      <text:h text:style-name="Heading_20_1" text:outline-level="1"><text:span text:style-name="T2">A. Les</text:span><text:span text:style-name="T3"> </text:span><text:span text:style-name="T5">différents</text:span><text:span text:style-name="T3"> </text:span><text:span text:style-name="T2">types</text:span><text:span text:style-name="T3"> </text:span><text:span text:style-name="T2">de</text:span><text:span text:style-name="T3"> </text:span><text:span text:style-name="T2">documents</text:span></text:h>
      <text:p text:style-name="Standard"><text:span text:style-name="T5">Tous</text:span><text:span text:style-name="T4"> </text:span><text:span text:style-name="T5">les</text:span><text:span text:style-name="T4"> </text:span><text:span text:style-name="T5">documents</text:span><text:span text:style-name="T4"> </text:span><text:span text:style-name="T5">sont</text:span><text:span text:style-name="T4"> </text:span><text:span text:style-name="T5">stockés</text:span><text:span text:style-name="T4"> </text:span><text:span text:style-name="T5">ou</text:span><text:span text:style-name="T4"> </text:span><text:span text:style-name="T5">indexés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/text:p>
      <text:p text:style-name="Standard"><text:span text:style-name="T5">Il</text:span><text:span text:style-name="T4"> </text:span><text:span text:style-name="T5">existe</text:span><text:span text:style-name="T4"> </text:span><text:span text:style-name="T5">2</text:span><text:span text:style-name="T4"> </text:span><text:span text:style-name="T5">types</text:span><text:span text:style-name="T4"> </text:span><text:span text:style-name="T5">de</text:span><text:span text:style-name="T4"> </text:span><text:span text:style-name="T5">documents.</text:span></text:p>
      <text:h text:style-name="Heading_20_2" text:outline-level="2"><text:span text:style-name="T2">1.</text:span><text:span text:style-name="T3"> </text:span><text:span text:style-name="T2">Les</text:span><text:span text:style-name="T3"> </text:span><text:span text:style-name="T5">documents</text:span><text:span text:style-name="T3"> </text:span><text:span text:style-name="T2">émis</text:span><text:span text:style-name="T3"> </text:span><text:span text:style-name="T2">par</text:span><text:span text:style-name="T3"> </text:span><text:span text:style-name="T2">le</text:span><text:span text:style-name="T3"> </text:span><text:span text:style-name="T2">poste</text:span><text:span text:style-name="T3"> </text:span><text:span text:style-name="T2">utilisateur:</text:span></text:h>
      <text:p text:style-name="Standard"><text:span text:style-name="T5">•</text:span><text:span text:style-name="T4"> </text:span><text:span text:style-name="T5">ordonnances,</text:span></text:p>
      <text:p text:style-name="Standard"><text:span text:style-name="T5">•</text:span><text:span text:style-name="T4"> </text:span><text:span text:style-name="T5">certificats</text:span></text:p>
      <text:p text:style-name="Standard"><text:span text:style-name="T5">•</text:span><text:span text:style-name="T4"> </text:span><text:span text:style-name="T5">courriers</text:span><text:span text:style-name="T4"> </text:span><text:span text:style-name="T5">destinés</text:span><text:span text:style-name="T4"> </text:span><text:span text:style-name="T5">aux</text:span><text:span text:style-name="T4"> </text:span><text:span text:style-name="T5">correspondants</text:span><text:span text:style-name="T4"> </text:span><text:span text:style-name="T5">correspondants...etc...</text:span></text:p>
      <text:p text:style-name="Standard"><text:span text:style-name="T5">Ces</text:span><text:span text:style-name="T4"> </text:span><text:span text:style-name="T5">documents</text:span><text:span text:style-name="T4"> </text:span><text:span text:style-name="T5">sont</text:span><text:span text:style-name="T4"> </text:span><text:span text:style-name="T5">élaborés</text:span><text:span text:style-name="T4"> </text:span><text:span text:style-name="T5">par</text:span><text:span text:style-name="T4"> </text:span><text:span text:style-name="T5">les</text:span><text:span text:style-name="T4"> </text:span><text:span text:style-name="T5">fiches</text:span></text:p>
      <text:p text:style-name="Standard"><text:span text:style-name="T5">*</text:span><text:span text:style-name="T4"> </text:span><text:span text:style-name="T5">dlg_refraction</text:span><text:span text:style-name="T4"> </text:span><text:span text:style-name="T5">pour</text:span><text:span text:style-name="T4"> </text:span><text:span text:style-name="T5">les</text:span><text:span text:style-name="T4"> </text:span><text:span text:style-name="T5">prescriptions</text:span><text:span text:style-name="T4"> </text:span><text:span text:style-name="T5">de</text:span><text:span text:style-name="T4"> </text:span><text:span text:style-name="T5">verres</text:span><text:span text:style-name="T4"> </text:span><text:span text:style-name="T5">correcteurs</text:span></text:p>
      <text:p text:style-name="P1"><text:span text:style-name="T5">*</text:span><text:span text:style-name="T4"> </text:span><text:span text:style-name="T5">dlg_bilanortho</text:span><text:span text:style-name="T4"> </text:span><text:span text:style-name="T5">pour</text:span><text:span text:style-name="T4"> </text:span><text:span text:style-name="T5">les</text:span><text:span text:style-name="T4"> </text:span><text:span text:style-name="T5">bilans</text:span><text:span text:style-name="T4"> </text:span><text:span text:style-name="T5">orthoptiques</text:span></text:p>
      <text:p text:style-name="Standard"><text:span text:style-name="T5">*</text:span><text:span text:style-name="T4"> </text:span><text:span text:style-name="T5">dlg_impressions</text:span><text:span text:style-name="T4"> </text:span><text:span text:style-name="T5">pour</text:span><text:span text:style-name="T4"> </text:span><text:span text:style-name="T5">tous</text:span><text:span text:style-name="T4"> </text:span><text:span text:style-name="T5">les</text:span><text:span text:style-name="T4"> </text:span><text:span text:style-name="T5">autres</text:span><text:span text:style-name="T4"> </text:span><text:span text:style-name="T5">documents</text:span></text:p>
      <text:p text:style-name="Standard"><text:span text:style-name="T5">Ces</text:span><text:span text:style-name="T4"> </text:span><text:span text:style-name="T5">documents</text:span><text:span text:style-name="T4"> </text:span><text:span text:style-name="T5">sont</text:span><text:span text:style-name="T4"> </text:span><text:span text:style-name="T5">stockés</text:span><text:span text:style-name="T4"> </text:span><text:span text:style-name="T5">au</text:span><text:span text:style-name="T4"> </text:span><text:span text:style-name="T5">format</text:span><text:span text:style-name="T4"> </text:span><text:span text:style-name="T5">html</text:span></text:p>
      <text:p text:style-name="Standard"><text:span text:style-name="T5">Les</text:span><text:span text:style-name="T4"> </text:span><text:span text:style-name="T5">documents</text:span><text:span text:style-name="T4"> </text:span><text:span text:style-name="T5">émis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text:span text:style-name="T4"> </text:span><text:span text:style-name="T5">utilisateur</text:span><text:span text:style-name="T4"> </text:span><text:span text:style-name="T5">sont</text:span><text:span text:style-name="T4"> </text:span><text:span text:style-name="T5">stockés</text:span><text:span text:style-name="T4"> </text:span><text:span text:style-name="T5">intégrale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Ils</text:span><text:span text:style-name="T4"> </text:span><text:span text:style-name="T5">sont</text:span><text:span text:style-name="T4"> </text:span><text:span text:style-name="T5">stockés</text:span><text:span text:style-name="T4"> </text:span><text:span text:style-name="T5">sur</text:span><text:span text:style-name="T4"> </text:span><text:span text:style-name="T5">4</text:span><text:span text:style-name="T4"> </text:span><text:span text:style-name="T5">champs:</text:span></text:p>
      <text:p text:style-name="Standard"><text:span text:style-name="T5">*</text:span><text:span text:style-name="T4"> </text:span><text:span text:style-name="T5">TextEntete<text:tab/>-&gt;</text:span><text:span text:style-name="T4"> </text:span><text:span text:style-name="T5">l’entête</text:span><text:span text:style-name="T4"> </text:span><text:span text:style-name="T5">du</text:span><text:span text:style-name="T4"> </text:span><text:span text:style-name="T5">document</text:span><text:span text:style-name="T4"> </text:span><text:span text:style-name="T5">tel</text:span><text:span text:style-name="T4"> </text:span><text:span text:style-name="T5">qu’il</text:span><text:span text:style-name="T4"> </text:span><text:span text:style-name="T5">a</text:span><text:span text:style-name="T4"> </text:span><text:span text:style-name="T5">été</text:span><text:span text:style-name="T4"> </text:span><text:span text:style-name="T5">émis,</text:span><text:span text:style-name="T4"> </text:span><text:span text:style-name="T5">au</text:span><text:span text:style-name="T4"> </text:span><text:span text:style-name="T5">format</text:span><text:span text:style-name="T4"> </text:span><text:span text:style-name="T5">html</text:span></text:p>
      <text:p text:style-name="Standard"><text:span text:style-name="T5">*</text:span><text:span text:style-name="T4"> </text:span><text:span text:style-name="T5">TextCorps<text:tab/>-&gt;</text:span><text:span text:style-name="T4"> </text:span><text:span text:style-name="T5">le</text:span><text:span text:style-name="T4"> </text:span><text:span text:style-name="T5">corps</text:span><text:span text:style-name="T4"> </text:span><text:span text:style-name="T5">du</text:span><text:span text:style-name="T4"> </text:span><text:span text:style-name="T5">document</text:span><text:span text:style-name="T4"> </text:span><text:span text:style-name="T5">tel</text:span><text:span text:style-name="T4"> </text:span><text:span text:style-name="T5">qu’il</text:span><text:span text:style-name="T4"> </text:span><text:span text:style-name="T5">a</text:span><text:span text:style-name="T4"> </text:span><text:span text:style-name="T5">été</text:span><text:span text:style-name="T4"> </text:span><text:span text:style-name="T5">émis,</text:span><text:span text:style-name="T4"> </text:span><text:span text:style-name="T5">au</text:span><text:span text:style-name="T4"> </text:span><text:span text:style-name="T5">format</text:span><text:span text:style-name="T4"> </text:span><text:span text:style-name="T5">html</text:span></text:p>
      <text:p text:style-name="Standard"><text:span text:style-name="T5">*</text:span><text:span text:style-name="T4"> </text:span><text:span text:style-name="T5">TextPied<text:tab/>-&gt;</text:span><text:span text:style-name="T4"> </text:span><text:span text:style-name="T5">le</text:span><text:span text:style-name="T4"> </text:span><text:span text:style-name="T5">pied</text:span><text:span text:style-name="T4"> </text:span><text:span text:style-name="T5">du</text:span><text:span text:style-name="T4"> </text:span><text:span text:style-name="T5">document</text:span><text:span text:style-name="T4"> </text:span><text:span text:style-name="T5">tel</text:span><text:span text:style-name="T4"> </text:span><text:span text:style-name="T5">qu’il</text:span><text:span text:style-name="T4"> </text:span><text:span text:style-name="T5">a</text:span><text:span text:style-name="T4"> </text:span><text:span text:style-name="T5">été</text:span><text:span text:style-name="T4"> </text:span><text:span text:style-name="T5">émis,</text:span><text:span text:style-name="T4"> </text:span><text:span text:style-name="T5">au</text:span><text:span text:style-name="T4"> </text:span><text:span text:style-name="T5">format</text:span><text:span text:style-name="T4"> </text:span><text:span text:style-name="T5">html</text:span></text:p>
      <text:p text:style-name="Standard"><text:span text:style-name="T5">*</text:span><text:span text:style-name="T4"> </text:span><text:span text:style-name="T5">textOrigine<text:tab/>-&gt;</text:span><text:span text:style-name="T4"> </text:span><text:span text:style-name="T5">le</text:span><text:span text:style-name="T4"> </text:span><text:span text:style-name="T5">corps</text:span><text:span text:style-name="T4"> </text:span><text:span text:style-name="T5">du</text:span><text:span text:style-name="T4"> </text:span><text:span text:style-name="T5">document,</text:span><text:span text:style-name="T4"> </text:span><text:span text:style-name="T5">disponible</text:span><text:span text:style-name="T4"> </text:span><text:span text:style-name="T5">pour</text:span><text:span text:style-name="T4"> </text:span><text:span text:style-name="T5">pouvoir</text:span><text:span text:style-name="T4"> </text:span><text:span text:style-name="T5">être</text:span><text:span text:style-name="T4"> </text:span><text:span text:style-name="T5">repris</text:span><text:span text:style-name="T4"> </text:span><text:span text:style-name="T5">et</text:span><text:span text:style-name="T4"> </text:span><text:span text:style-name="T5">modifié,</text:span><text:span text:style-name="T4"> </text:span><text:span text:style-name="T5">au</text:span><text:span text:style-name="T4"> </text:span><text:span text:style-name="T5">format</text:span><text:span text:style-name="T4"> rtf</text:span></text:p>
      <text:p text:style-name="Standard"><text:span text:style-name="T5">Les</text:span><text:span text:style-name="T4"> </text:span><text:span text:style-name="T5">3</text:span><text:span text:style-name="T4"> </text:span><text:span text:style-name="T5">premiers</text:span><text:span text:style-name="T4"> </text:span><text:span text:style-name="T5">champs</text:span><text:span text:style-name="T4"> </text:span><text:span text:style-name="T5">permettent</text:span><text:span text:style-name="T4"> </text:span><text:span text:style-name="T5">d’avoir</text:span><text:span text:style-name="T4"> </text:span><text:span text:style-name="T5">une</text:span><text:span text:style-name="T4"> </text:span><text:span text:style-name="T5">photo</text:span><text:span text:style-name="T4"> </text:span><text:span text:style-name="T5">du</text:span><text:span text:style-name="T4"> </text:span><text:span text:style-name="T5">document, au format html,</text:span><text:span text:style-name="T4"> </text:span><text:span text:style-name="T5">moins</text:span><text:span text:style-name="T4"> </text:span><text:span text:style-name="T5">lourde</text:span><text:span text:style-name="T4"> </text:span><text:span text:style-name="T5">à</text:span><text:span text:style-name="T4"> </text:span><text:span text:style-name="T5">stocker</text:span><text:span text:style-name="T4"> </text:span><text:span text:style-name="T5">qu’un</text:span><text:span text:style-name="T4"> </text:span><text:span text:style-name="T5">pdf,</text:span><text:span text:style-name="T4"> </text:span><text:span text:style-name="T5">pour</text:span><text:span text:style-name="T4"> </text:span><text:span text:style-name="T5">pouvoir</text:span><text:span text:style-name="T4"> </text:span><text:span text:style-name="T5">remettre</text:span><text:span text:style-name="T4"> </text:span><text:span text:style-name="T5">une</text:span><text:span text:style-name="T4"> </text:span><text:span text:style-name="T5">copie</text:span><text:span text:style-name="T4"> </text:span><text:span text:style-name="T5">conforme</text:span><text:span text:style-name="T4"> </text:span><text:span text:style-name="T5">du</text:span><text:span text:style-name="T4"> </text:span><text:span text:style-name="T5">document.</text:span></text:p>
      <text:p text:style-name="Standard"><text:span text:style-name="T5">le</text:span><text:span text:style-name="T4"> </text:span><text:span text:style-name="T5">4ème</text:span><text:span text:style-name="T4"> </text:span><text:span text:style-name="T5">champ</text:span><text:span text:style-name="T4"> </text:span><text:span text:style-name="T5">permet</text:span><text:span text:style-name="T4"> </text:span><text:span text:style-name="T5">de</text:span><text:span text:style-name="T4"> </text:span><text:span text:style-name="T5">ne</text:span><text:span text:style-name="T4"> </text:span><text:span text:style-name="T5">reprendre</text:span><text:span text:style-name="T4"> </text:span><text:span text:style-name="T5">que</text:span><text:span text:style-name="T4"> </text:span><text:span text:style-name="T5">le</text:span><text:span text:style-name="T4"> </text:span><text:span text:style-name="T5">contenu</text:span><text:span text:style-name="T4"> </text:span><text:span text:style-name="T5">du</text:span><text:span text:style-name="T4"> </text:span><text:span text:style-name="T5">document</text:span><text:span text:style-name="T4"> </text:span><text:span text:style-name="T5">pour</text:span><text:span text:style-name="T4"> </text:span><text:span text:style-name="T5">pouvoir</text:span><text:span text:style-name="T4"> </text:span><text:span text:style-name="T5">en</text:span><text:span text:style-name="T4"> </text:span><text:span text:style-name="T5">réimprimer</text:span><text:span text:style-name="T4"> </text:span><text:span text:style-name="T5">une</text:span><text:span text:style-name="T4"> </text:span><text:span text:style-name="T5">autre</text:span><text:span text:style-name="T4"> </text:span><text:span text:style-name="T5">exemplaire</text:span><text:span text:style-name="T4"> </text:span><text:span text:style-name="T5">en</text:span><text:span text:style-name="T4"> </text:span><text:span text:style-name="T5">en</text:span><text:span text:style-name="T4"> </text:span><text:span text:style-name="T5">modifiant</text:span><text:span text:style-name="T4"> </text:span><text:span text:style-name="T5">le</text:span><text:span text:style-name="T4"> </text:span><text:span text:style-name="T5">contenu</text:span><text:span text:style-name="T4"> </text:span><text:span text:style-name="T5">au</text:span><text:span text:style-name="T4"> </text:span><text:span text:style-name="T5">besoin,</text:span><text:span text:style-name="T4"> </text:span><text:span text:style-name="T5">date,</text:span><text:span text:style-name="T4"> </text:span><text:span text:style-name="T5">rajout</text:span><text:span text:style-name="T4"> </text:span><text:span text:style-name="T5">de</text:span><text:span text:style-name="T4"> </text:span><text:span text:style-name="T5">ligne</text:span><text:span text:style-name="T4"> </text:span><text:span text:style-name="T5">à</text:span><text:span text:style-name="T4"> </text:span><text:span text:style-name="T5">l’ordonnance...etc...</text:span></text:p>
      <text:h text:style-name="Heading_20_2" text:outline-level="2"><text:span text:style-name="T2">2.</text:span><text:span text:style-name="T3"> </text:span><text:span text:style-name="T2">Les</text:span><text:span text:style-name="T3"> </text:span><text:span text:style-name="T2">documents</text:span><text:span text:style-name="T3"> </text:span><text:span text:style-name="T2">d’imagerie</text:span></text:h>
      <text:p text:style-name="Standard"><text:span text:style-name="T5">•</text:span><text:span text:style-name="T4"> </text:span><text:span text:style-name="T5">tous</text:span><text:span text:style-name="T4"> </text:span><text:span text:style-name="T5">les</text:span><text:span text:style-name="T4"> </text:span><text:span text:style-name="T5">documents</text:span><text:span text:style-name="T4"> </text:span><text:span text:style-name="T5">émis</text:span><text:span text:style-name="T4"> </text:span><text:span text:style-name="T5">par</text:span><text:span text:style-name="T4"> </text:span><text:span text:style-name="T5">les</text:span><text:span text:style-name="T4"> </text:span><text:span text:style-name="T5">appareils</text:span><text:span text:style-name="T4"> </text:span><text:span text:style-name="T5">d’imagerie,</text:span><text:span text:style-name="T4"> </text:span><text:span text:style-name="T5">y</text:span><text:span text:style-name="T4"> </text:span><text:span text:style-name="T5">compris</text:span><text:span text:style-name="T4"> </text:span><text:span text:style-name="T5">les</text:span><text:span text:style-name="T4"> </text:span><text:span text:style-name="T5">videos</text:span></text:p>
      <text:p text:style-name="Standard"><text:span text:style-name="T5">•</text:span><text:span text:style-name="T4"> </text:span><text:span text:style-name="T5">les</text:span><text:span text:style-name="T4"> </text:span><text:span text:style-name="T5">documents</text:span><text:span text:style-name="T4"> </text:span><text:span text:style-name="T5">scannés</text:span><text:span text:style-name="T4"> </text:span><text:span text:style-name="T5">pour</text:span><text:span text:style-name="T4"> </text:span><text:span text:style-name="T5">être</text:span><text:span text:style-name="T4"> </text:span><text:span text:style-name="T5">incorporé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/text:p>
      <text:p text:style-name="Standard"><text:span text:style-name="T5">Ne</text:span><text:span text:style-name="T4"> </text:span><text:span text:style-name="T5">sont</text:span><text:span text:style-name="T4"> </text:span><text:span text:style-name="T5">pas</text:span><text:span text:style-name="T4"> </text:span><text:span text:style-name="T5">stockés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mais</text:span><text:span text:style-name="T4"> </text:span><text:span text:style-name="T5">sur</text:span><text:span text:style-name="T4"> </text:span><text:span text:style-name="T5">le</text:span><text:span text:style-name="T4"> </text:span><text:span text:style-name="T5">disque</text:span><text:span text:style-name="T4"> </text:span><text:span text:style-name="T5">dur</text:span><text:span text:style-name="T4"> </text:span><text:span text:style-name="T5">du</text:span><text:span text:style-name="T4"> </text:span><text:span text:style-name="T5">serveur.</text:span></text:p>
      <text:p text:style-name="Standard"><text:span text:style-name="T7">L</text:span><text:span text:style-name="T5">e</text:span><text:span text:style-name="T4"> </text:span><text:span text:style-name="T5">champ</text:span><text:span text:style-name="T4"> </text:span><text:span text:style-name="T5">lienversfichier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indique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d’imagerie</text:span><text:span text:style-name="T4"> </text:span><text:span text:style-name="T5">sur</text:span><text:span text:style-name="T4"> </text:span><text:span text:style-name="T5">le</text:span><text:span text:style-name="T4"> </text:span><text:span text:style-name="T5">disque</text:span><text:span text:style-name="T4"> </text:span><text:span text:style-name="T5">dur</text:span><text:span text:style-name="T4"> </text:span><text:span text:style-name="T5">du</text:span><text:span text:style-name="T4"> </text:span><text:span text:style-name="T5">serveur</text:span></text:p>
      <text:p text:style-name="Standard"/>
      <text:h text:style-name="Heading_20_1" text:outline-level="1"><text:span text:style-name="T2">B.</text:span><text:span text:style-name="T3"> </text:span><text:span text:style-name="T2">La</text:span><text:span text:style-name="T3"> </text:span><text:span text:style-name="T2">structure</text:span><text:span text:style-name="T3"> </text:span><text:span text:style-name="T2">de</text:span><text:span text:style-name="T3"> </text:span><text:span text:style-name="T2">la</text:span><text:span text:style-name="T3"> </text:span><text:span text:style-name="T2">table</text:span><text:span text:style-name="T3"> </text:span><text:span text:style-name="T2">Impressions</text:span></text:h>
      <text:p text:style-name="Standard"><text:span text:style-name="T5">*</text:span><text:span text:style-name="T4"> </text:span><text:span text:style-name="T5">idImpression<text:tab/>-&gt;</text:span><text:span text:style-name="T4"> </text:span><text:span text:style-name="T5">l’id</text:span><text:span text:style-name="T4"> </text:span><text:span text:style-name="T5">de</text:span><text:span text:style-name="T4"> </text:span><text:span text:style-name="T5">l’impression</text:span></text:p>
      <text:p text:style-name="Standard"><text:span text:style-name="T5">*</text:span><text:span text:style-name="T4"> </text:span><text:span text:style-name="T5">idUser<text:tab/><text:tab/>-&gt;</text:span><text:span text:style-name="T4"> </text:span><text:span text:style-name="T5">l’id</text:span><text:span text:style-name="T4"> </text:span><text:span text:style-name="T5">du</text:span><text:span text:style-name="T4"> </text:span><text:span text:style-name="T5">user</text:span><text:span text:style-name="T4"> </text:span><text:span text:style-name="T5">connecté</text:span><text:span text:style-name="T4"> </text:span><text:span text:style-name="T5">sur</text:span><text:span text:style-name="T4"> </text:span><text:span text:style-name="T5">le</text:span><text:span text:style-name="T4"> </text:span><text:span text:style-name="T5">poste</text:span><text:span text:style-name="T4"> </text:span><text:span text:style-name="T5">qui</text:span><text:span text:style-name="T4"> </text:span><text:span text:style-name="T5">a</text:span><text:span text:style-name="T4"> </text:span><text:span text:style-name="T5">intégré</text:span><text:span text:style-name="T4"> </text:span><text:span text:style-name="T5">le</text:span><text:span text:style-name="T4"> </text:span><text:span text:style-name="T5">document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(100</text:span><text:span text:style-name="T4"> </text:span><text:span text:style-name="T5">pour</text:span><text:span text:style-name="T4"> </text:span><text:span text:style-name="T5">RufusAdmin</text:span><text:span text:style-name="T4"> </text:span><text:span text:style-name="T5">par</text:span><text:span text:style-name="T4"> </text:span><text:span text:style-name="T5">exemple)</text:span></text:p>
      <text:p text:style-name="Standard"><text:span text:style-name="T5">*</text:span><text:span text:style-name="T4"> </text:span><text:span text:style-name="T5">idPat<text:tab/><text:tab/>-&gt;</text:span><text:span text:style-name="T4"> </text:span><text:span text:style-name="T5">l’id</text:span><text:span text:style-name="T4"> </text:span><text:span text:style-name="T5">du</text:span><text:span text:style-name="T4"> </text:span><text:span text:style-name="T5">patient</text:span><text:span text:style-name="T4"> </text:span><text:span text:style-name="T5">concerné</text:span></text:p>
      <text:p text:style-name="Standard"><text:span text:style-name="T5">*</text:span><text:span text:style-name="T4"> </text:span><text:span text:style-name="T5">TypeDoc<text:tab/><text:tab/>-&gt;</text:span><text:span text:style-name="T4"> </text:span><text:span text:style-name="T5">le</text:span><text:span text:style-name="T4"> </text:span><text:span text:style-name="T5">type</text:span><text:span text:style-name="T4"> </text:span><text:span text:style-name="T5">de</text:span><text:span text:style-name="T4"> </text:span><text:span text:style-name="T5">document</text:span></text:p>
      <text:p text:style-name="Standard"><text:span text:style-name="T5">*</text:span><text:span text:style-name="T4"> </text:span><text:span text:style-name="T5">Prescription</text:span></text:p>
      <text:p text:style-name="Standard"><text:span text:style-name="T5">*</text:span><text:span text:style-name="T4"> </text:span><text:span text:style-name="T5">Courrier</text:span><text:span text:style-name="T4"> </text:span><text:span text:style-name="T5">(les</text:span><text:span text:style-name="T4"> </text:span><text:span text:style-name="T5">certificats</text:span><text:span text:style-name="T4"> </text:span><text:span text:style-name="T5">sont</text:span><text:span text:style-name="T4"> </text:span><text:span text:style-name="T5">considérés</text:span><text:span text:style-name="T4"> </text:span><text:span text:style-name="T5">comme</text:span><text:span text:style-name="T4"> </text:span><text:span text:style-name="T5">des</text:span><text:span text:style-name="T4"> </text:span><text:span text:style-name="T5">courriers)</text:span></text:p>
      <text:p text:style-name="Standard"><text:span text:style-name="T5">*</text:span><text:span text:style-name="T4"> </text:span><text:span text:style-name="T5">Type</text:span><text:span text:style-name="T4"> </text:span><text:span text:style-name="T5">d’Imagerie</text:span><text:span text:style-name="T4"> </text:span><text:span text:style-name="T5">:</text:span><text:span text:style-name="T4"> </text:span><text:span text:style-name="T5">RNM,</text:span><text:span text:style-name="T4"> </text:span><text:span text:style-name="T5">CV,</text:span><text:span text:style-name="T4"> </text:span><text:span text:style-name="T5">OCT,</text:span><text:span text:style-name="T4"> </text:span><text:span text:style-name="T5">Biométrie...etc...</text:span></text:p>
      <text:p text:style-name="Standard"><text:span text:style-name="T5">*</text:span><text:span text:style-name="T4"> </text:span><text:span text:style-name="T5">SousTypeDoc<text:tab/>-&gt;</text:span><text:span text:style-name="T4"> </text:span><text:span text:style-name="T5">plus</text:span><text:span text:style-name="T4"> </text:span><text:span text:style-name="T5">de</text:span><text:span text:style-name="T4"> </text:span><text:span text:style-name="T5">précisions</text:span><text:span text:style-name="T4"> </text:span><text:span text:style-name="T5">sur</text:span><text:span text:style-name="T4"> </text:span><text:span text:style-name="T5">le</text:span><text:span text:style-name="T4"> </text:span><text:span text:style-name="T5">document</text:span></text:p>
      <text:p text:style-name="Standard"><text:span text:style-name="T5">*</text:span><text:span text:style-name="T4"> </text:span><text:span text:style-name="T5">Titre</text:span></text:p>
      <text:p text:style-name="Standard"><text:span text:style-name="T5">*</text:span><text:span text:style-name="T4"> </text:span><text:span text:style-name="T5">dans</text:span><text:span text:style-name="T4"> </text:span><text:span text:style-name="T5">le</text:span><text:span text:style-name="T4"> </text:span><text:span text:style-name="T5">cas</text:span><text:span text:style-name="T4"> </text:span><text:span text:style-name="T5">d’un</text:span><text:span text:style-name="T4"> </text:span><text:span text:style-name="T5">OCT,</text:span><text:span text:style-name="T4"> </text:span><text:span text:style-name="T5">précise</text:span><text:span text:style-name="T4"> </text:span><text:span text:style-name="T5">le</text:span><text:span text:style-name="T4"> </text:span><text:span text:style-name="T5">type</text:span><text:span text:style-name="T4"> </text:span><text:span text:style-name="T5">d’OCT,</text:span><text:span text:style-name="T4"> </text:span><text:span text:style-name="T5">l’oeil</text:span><text:span text:style-name="T4"> </text:span><text:span text:style-name="T5">concerné...etc...</text:span></text:p>
      <text:p text:style-name="Standard"><text:span text:style-name="T5">*</text:span><text:span text:style-name="T4"> </text:span><text:span text:style-name="T5">pour</text:span><text:span text:style-name="T4"> </text:span><text:span text:style-name="T5">un</text:span><text:span text:style-name="T4"> </text:span><text:span text:style-name="T5">courrier</text:span><text:span text:style-name="T4"> </text:span><text:span text:style-name="T5">ou</text:span><text:span text:style-name="T4"> </text:span><text:span text:style-name="T5">une</text:span><text:span text:style-name="T4"> </text:span><text:span text:style-name="T5">prescription,</text:span><text:span text:style-name="T4"> </text:span><text:span text:style-name="T5">correspond</text:span></text:p>
      <text:p text:style-name="Standard"><text:soft-page-break/><text:span text:style-name="T5">*</text:span><text:span text:style-name="T4"> </text:span><text:span text:style-name="T5">Titre</text:span><text:span text:style-name="T4"> </text:span><text:span text:style-name="T5">de</text:span><text:span text:style-name="T4"> </text:span><text:span text:style-name="T5">la</text:span><text:span text:style-name="T4"> </text:span><text:span text:style-name="T5">prescription</text:span><text:span text:style-name="T4"> </text:span><text:span text:style-name="T5">ou</text:span><text:span text:style-name="T4"> </text:span><text:span text:style-name="T5">du</text:span><text:span text:style-name="T4"> </text:span><text:span text:style-name="T5">courrier</text:span><text:span text:style-name="T4"> </text:span><text:span text:style-name="T5">tel</text:span><text:span text:style-name="T4"> </text:span><text:span text:style-name="T5">qu’il</text:span><text:span text:style-name="T4"> </text:span><text:span text:style-name="T5">est</text:span><text:span text:style-name="T4"> </text:span><text:span text:style-name="T5">inscrit</text:span><text:span text:style-name="T4"> </text:span><text:span text:style-name="T5">dans</text:span><text:span text:style-name="T4"> </text:span><text:span text:style-name="T5">la</text:span><text:span text:style-name="T4"> </text:span><text:span text:style-name="T5">fiche</text:span><text:span text:style-name="T4"> </text:span><text:span text:style-name="T5">dlg_impressions</text:span><text:span text:style-name="T4"> </text:span><text:span text:style-name="T5">si</text:span><text:span text:style-name="T4"> </text:span><text:span text:style-name="T5">ce</text:span><text:span text:style-name="T4"> </text:span><text:span text:style-name="T5">document</text:span><text:span text:style-name="T4"> </text:span><text:span text:style-name="T5">est</text:span><text:span text:style-name="T4"> </text:span><text:span text:style-name="T5">émis</text:span><text:span text:style-name="T4"> </text:span><text:span text:style-name="T5">par</text:span><text:span text:style-name="T4"> </text:span><text:span text:style-name="T5">la</text:span><text:span text:style-name="T4"> </text:span><text:span text:style-name="T5">diche</text:span><text:span text:style-name="T4"> </text:span><text:span text:style-name="T5">dlg_impressions</text:span></text:p>
      <text:p text:style-name="Standard"><text:span text:style-name="T5">*</text:span><text:span text:style-name="T4"> </text:span><text:span text:style-name="T5">Correction</text:span><text:span text:style-name="T4"> </text:span><text:span text:style-name="T5">s’il</text:span><text:span text:style-name="T4"> </text:span><text:span text:style-name="T5">s’agit</text:span><text:span text:style-name="T4"> </text:span><text:span text:style-name="T5">de</text:span><text:span text:style-name="T4"> </text:span><text:span text:style-name="T5">verres</text:span><text:span text:style-name="T4"> </text:span><text:span text:style-name="T5">correcteurs</text:span></text:p>
      <text:p text:style-name="Standard"><text:span text:style-name="T5"><text:tab/>*</text:span><text:span text:style-name="T4"> </text:span><text:span text:style-name="T5">sinon,</text:span><text:span text:style-name="T4"> </text:span><text:span text:style-name="T5">la</text:span><text:span text:style-name="T4"> </text:span><text:span text:style-name="T5">fusion</text:span><text:span text:style-name="T4"> </text:span><text:span text:style-name="T5">des</text:span><text:span text:style-name="T4"> </text:span><text:span text:style-name="T5">2</text:span><text:span text:style-name="T4"> </text:span><text:span text:style-name="T5">champs</text:span><text:span text:style-name="T4"> </text:span><text:span text:style-name="T5">précédents</text:span></text:p>
      <text:p text:style-name="Standard"><text:span text:style-name="T5">*</text:span><text:span text:style-name="T4"> </text:span><text:span text:style-name="T5">TextEntete<text:tab/>-&gt;</text:span><text:span text:style-name="T4"> </text:span><text:span text:style-name="T5">ne</text:span><text:span text:style-name="T4"> </text:span><text:span text:style-name="T5">sert</text:span><text:span text:style-name="T4"> </text:span><text:span text:style-name="T5">pas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/text:p>
      <text:p text:style-name="Standard"><text:span text:style-name="T5">*</text:span><text:span text:style-name="T4"> </text:span><text:span text:style-name="T5">TextCorps<text:tab/>-&gt;</text:span><text:span text:style-name="T4"> </text:span><text:span text:style-name="T5">ne</text:span><text:span text:style-name="T4"> </text:span><text:span text:style-name="T5">sert</text:span><text:span text:style-name="T4"> </text:span><text:span text:style-name="T5">pas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/text:p>
      <text:p text:style-name="Standard"><text:span text:style-name="T5">*</text:span><text:span text:style-name="T4"> </text:span><text:span text:style-name="T5">TextPied<text:tab/></text:span><text:span text:style-name="T4"><text:tab/></text:span><text:span text:style-name="T5">-&gt;</text:span><text:span text:style-name="T4"> </text:span><text:span text:style-name="T5">ne</text:span><text:span text:style-name="T4"> </text:span><text:span text:style-name="T5">sert</text:span><text:span text:style-name="T4"> </text:span><text:span text:style-name="T5">pas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/text:p>
      <text:p text:style-name="Standard"><text:span text:style-name="T5">*</text:span><text:span text:style-name="T4"> </text:span><text:span text:style-name="T5">textOrigine<text:tab/>-&gt;</text:span><text:span text:style-name="T4"> </text:span><text:span text:style-name="T5">ne</text:span><text:span text:style-name="T4"> </text:span><text:span text:style-name="T5">sert</text:span><text:span text:style-name="T4"> </text:span><text:span text:style-name="T5">pas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/text:p>
      <text:p text:style-name="Standard"><text:span text:style-name="T5">*</text:span><text:span text:style-name="T4"> </text:span><text:span text:style-name="T5">DateImpression<text:tab/>-&gt;</text:span><text:span text:style-name="T4"> </text:span><text:span text:style-name="T5">la</text:span><text:span text:style-name="T4"> </text:span><text:span text:style-name="T5">date</text:span><text:span text:style-name="T4"> </text:span><text:span text:style-name="T5">d'émission</text:span><text:span text:style-name="T4"> </text:span><text:span text:style-name="T5">du</text:span><text:span text:style-name="T4"> </text:span><text:span text:style-name="T5">document</text:span></text:p>
      <text:p text:style-name="Standard"><text:span text:style-name="T5">*</text:span><text:span text:style-name="T4"> </text:span><text:span text:style-name="T5">pdf<text:tab/><text:tab/>-&gt;</text:span><text:span text:style-name="T4"> </text:span><text:span text:style-name="T5">s'il</text:span><text:span text:style-name="T4"> </text:span><text:span text:style-name="T5">s'agit</text:span><text:span text:style-name="T4"> </text:span><text:span text:style-name="T5">d'un</text:span><text:span text:style-name="T4"> </text:span><text:span text:style-name="T5">document</text:span><text:span text:style-name="T4"> </text:span><text:span text:style-name="T5">d'imagerie</text:span><text:span text:style-name="T4"> </text:span><text:span text:style-name="T5">au</text:span><text:span text:style-name="T4"> </text:span><text:span text:style-name="T5">format</text:span><text:span text:style-name="T4"> </text:span><text:span text:style-name="T5">pdf,</text:span><text:span text:style-name="T4"> </text:span><text:span text:style-name="T5">le</text:span><text:span text:style-name="T4"> </text:span><text:span text:style-name="T5">blob</text:span><text:span text:style-name="T4"> </text:span><text:span text:style-name="T5">de</text:span><text:span text:style-name="T4"> </text:span><text:span text:style-name="T5">ce</text:span><text:span text:style-name="T4"> </text:span><text:span text:style-name="T5">document</text:span><text:span text:style-name="T4"> </text:span><text:span text:style-name="T5">-</text:span><text:span text:style-name="T4"> </text:span><text:span text:style-name="T5">il</text:span><text:span text:style-name="T4"> </text:span><text:span text:style-name="T5">s'agit</text:span><text:span text:style-name="T4"> </text:span><text:span text:style-name="T5">d'un</text:span><text:span text:style-name="T4"> </text:span><text:span text:style-name="T5">stockage</text:span><text:span text:style-name="T4"> </text:span><text:span text:style-name="T5">provisoire</text:span><text:span text:style-name="T4"> </text:span><text:span text:style-name="T5">des</text:span><text:span text:style-name="T4"> </text:span><text:span text:style-name="T5">documents</text:span><text:span text:style-name="T4"> </text:span><text:span text:style-name="T5">émis</text:span><text:span text:style-name="T4"> </text:span><text:span text:style-name="T5">par</text:span><text:span text:style-name="T4"> </text:span><text:span text:style-name="T5">les</text:span><text:span text:style-name="T4"> </text:span><text:span text:style-name="T5">postes</text:span><text:span text:style-name="T4"> </text:span><text:span text:style-name="T5">distants</text:span><text:span text:style-name="T4"> </text:span><text:span text:style-name="T5">cf</text:span><text:span text:style-name="T4"> </text:span><text:span text:style-name="T5">+</text:span><text:span text:style-name="T4"> </text:span><text:span text:style-name="T5">bas</text:span></text:p>
      <text:p text:style-name="Standard"><text:span text:style-name="T5">*</text:span><text:span text:style-name="T4"> </text:span><text:span text:style-name="T5">jpg<text:tab/><text:tab/>-&gt;</text:span><text:span text:style-name="T4"> </text:span><text:span text:style-name="T5">s'il</text:span><text:span text:style-name="T4"> </text:span><text:span text:style-name="T5">s'agit</text:span><text:span text:style-name="T4"> </text:span><text:span text:style-name="T5">d'un</text:span><text:span text:style-name="T4"> </text:span><text:span text:style-name="T5">docmuent</text:span><text:span text:style-name="T4"> </text:span><text:span text:style-name="T5">d'imagerie</text:span><text:span text:style-name="T4"> </text:span><text:span text:style-name="T5">au</text:span><text:span text:style-name="T4"> </text:span><text:span text:style-name="T5">format</text:span><text:span text:style-name="T4"> </text:span><text:span text:style-name="T5">jpg,</text:span><text:span text:style-name="T4"> </text:span><text:span text:style-name="T5">le</text:span><text:span text:style-name="T4"> </text:span><text:span text:style-name="T5">blob</text:span><text:span text:style-name="T4"> </text:span><text:span text:style-name="T5">de</text:span><text:span text:style-name="T4"> </text:span><text:span text:style-name="T5">ce</text:span><text:span text:style-name="T4"> </text:span><text:span text:style-name="T5">document</text:span><text:span text:style-name="T4"> </text:span><text:span text:style-name="T5">-</text:span><text:span text:style-name="T4"> </text:span><text:span text:style-name="T5">il</text:span><text:span text:style-name="T4"> </text:span><text:span text:style-name="T5">s'agit</text:span><text:span text:style-name="T4"> </text:span><text:span text:style-name="T5">d'un</text:span><text:span text:style-name="T4"> </text:span><text:span text:style-name="T5">stockage</text:span><text:span text:style-name="T4"> </text:span><text:span text:style-name="T5">provisoire</text:span><text:span text:style-name="T4"> </text:span><text:span text:style-name="T5">des</text:span><text:span text:style-name="T4"> </text:span><text:span text:style-name="T5">documents</text:span><text:span text:style-name="T4"> </text:span><text:span text:style-name="T5">émis</text:span><text:span text:style-name="T4"> </text:span><text:span text:style-name="T5">par</text:span><text:span text:style-name="T4"> </text:span><text:span text:style-name="T5">les</text:span><text:span text:style-name="T4"> </text:span><text:span text:style-name="T5">postes</text:span><text:span text:style-name="T4"> </text:span><text:span text:style-name="T5">distants</text:span><text:span text:style-name="T4"> </text:span><text:span text:style-name="T5">cf</text:span><text:span text:style-name="T4"> </text:span><text:span text:style-name="T5">+</text:span><text:span text:style-name="T4"> </text:span><text:span text:style-name="T5">bas</text:span></text:p>
      <text:p text:style-name="Standard"><text:span text:style-name="T5">*</text:span><text:span text:style-name="T4"> </text:span><text:span text:style-name="T5">Compression<text:tab/>-&gt;</text:span><text:span text:style-name="T4"> </text:span><text:span text:style-name="T5">utilisé</text:span><text:span text:style-name="T4"> </text:span><text:span text:style-name="T5">pour</text:span><text:span text:style-name="T4"> </text:span><text:span text:style-name="T5">signifier</text:span><text:span text:style-name="T4"> </text:span><text:span text:style-name="T5">qu'un</text:span><text:span text:style-name="T4"> </text:span><text:span text:style-name="T5">pdf</text:span><text:span text:style-name="T4"> </text:span><text:span text:style-name="T5">est</text:span><text:span text:style-name="T4"> </text:span><text:span text:style-name="T5">compressé</text:span><text:span text:style-name="T4"> </text:span><text:span text:style-name="T5">-</text:span><text:span text:style-name="T4"> </text:span><text:span text:style-name="T5">pas</text:span><text:span text:style-name="T4"> </text:span><text:span text:style-name="T5">utilisé</text:span><text:span text:style-name="T4"> </text:span><text:span text:style-name="T5">en</text:span><text:span text:style-name="T4"> </text:span><text:span text:style-name="T5">fait</text:span></text:p>
      <text:p text:style-name="Standard"><text:span text:style-name="T5">*</text:span><text:span text:style-name="T4"> </text:span><text:span text:style-name="T5">formatautre<text:tab/>-&gt;</text:span><text:span text:style-name="T4"> </text:span><text:span text:style-name="T5">format</text:span><text:span text:style-name="T4"> </text:span><text:span text:style-name="T5">du</text:span><text:span text:style-name="T4"> </text:span><text:span text:style-name="T5">document</text:span><text:span text:style-name="T4"> </text:span><text:span text:style-name="T5">stocké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autre</text:span></text:p>
      <text:p text:style-name="Standard"><text:span text:style-name="T5">*</text:span><text:span text:style-name="T4"> </text:span><text:span text:style-name="T5">autre<text:tab/><text:tab/>-&gt;</text:span><text:span text:style-name="T4"> </text:span><text:span text:style-name="T5">utilisé</text:span><text:span text:style-name="T4"> </text:span><text:span text:style-name="T5">en</text:span><text:span text:style-name="T4"> </text:span><text:span text:style-name="T5">blob</text:span><text:span text:style-name="T4"> </text:span><text:span text:style-name="T5">pour</text:span><text:span text:style-name="T4"> </text:span><text:span text:style-name="T5">les</text:span><text:span text:style-name="T4"> </text:span><text:span text:style-name="T5">formats</text:span><text:span text:style-name="T4"> </text:span><text:span text:style-name="T5">autres</text:span><text:span text:style-name="T4"> </text:span><text:span text:style-name="T5">que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/text:p>
      <text:p text:style-name="Standard"><text:span text:style-name="T5">*</text:span><text:span text:style-name="T4"> </text:span><text:span text:style-name="T5">lienversfichier<text:tab/>-&gt;</text:span><text:span text:style-name="T4"> </text:span><text:span text:style-name="T5">lien</text:span><text:span text:style-name="T4"> </text:span><text:span text:style-name="T5">vers</text:span><text:span text:style-name="T4"> </text:span><text:span text:style-name="T5">l’adresse</text:span><text:span text:style-name="T4"> </text:span><text:span text:style-name="T5">du</text:span><text:span text:style-name="T4"> </text:span><text:span text:style-name="T5">fichier,</text:span><text:span text:style-name="T4"> </text:span><text:span text:style-name="T5">relatif</text:span><text:span text:style-name="T4"> </text:span><text:span text:style-name="T5">à</text:span><text:span text:style-name="T4"> </text:span><text:span text:style-name="T5">l’adresse</text:span><text:span text:style-name="T4"> </text:span><text:span text:style-name="T5">du</text:span><text:span text:style-name="T4"> </text:span><text:span text:style-name="T5">dossier</text:span><text:span text:style-name="T4"> </text:span><text:span text:style-name="T5">de</text:span><text:span text:style-name="T4"> </text:span><text:span text:style-name="T5">stockage</text:span><text:span text:style-name="T4"> </text:span><text:span text:style-name="T5">sur</text:span><text:span text:style-name="T4"> </text:span><text:span text:style-name="T5">le</text:span><text:span text:style-name="T4"> </text:span><text:span text:style-name="T5">serveur</text:span><text:span text:style-name="T4"> </text:span><text:span text:style-name="T5">référencée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DirImagerie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/text:p>
      <text:p text:style-name="Standard"><text:span text:style-name="T5">*</text:span><text:span text:style-name="T4"> </text:span><text:span text:style-name="T5">si</text:span><text:span text:style-name="T4"> </text:span><text:span text:style-name="T5">l’adresse</text:span><text:span text:style-name="T4"> </text:span><text:span text:style-name="T5">DirImagerie</text:span><text:span text:style-name="T4"> </text:span><text:span text:style-name="T5">est</text:span><text:span text:style-name="T4"> </text:span><text:span text:style-name="T5">/home/rodolphe/Documents/Rufus/Imagerie</text:span></text:p>
      <text:p text:style-name="Standard"><text:span text:style-name="T5">*</text:span><text:span text:style-name="T4"> </text:span><text:span text:style-name="T5">et</text:span><text:span text:style-name="T4"> </text:span><text:span text:style-name="T5">que</text:span><text:span text:style-name="T4"> </text:span><text:span text:style-name="T5">lienversfichier</text:span><text:span text:style-name="T4"> </text:span><text:span text:style-name="T5">est</text:span><text:span text:style-name="T4"> </text:span><text:span text:style-name="T5">/2018-06-01/32998_RNM_Eidon</text:span><text:span text:style-name="T4"> </text:span><text:span text:style-name="T5">OG_20180601-153127-44328.jpg</text:span></text:p>
      <text:p text:style-name="Standard"><text:span text:style-name="T5">*</text:span><text:span text:style-name="T4"> </text:span><text:span text:style-name="T5">le</text:span><text:span text:style-name="T4"> </text:span><text:span text:style-name="T5">lien</text:span><text:span text:style-name="T4"> </text:span><text:span text:style-name="T5">résultant</text:span><text:span text:style-name="T4"> </text:span><text:span text:style-name="T5">pour</text:span><text:span text:style-name="T4"> </text:span><text:span text:style-name="T5">trouver</text:span><text:span text:style-name="T4"> </text:span><text:span text:style-name="T5">le</text:span><text:span text:style-name="T4"> </text:span><text:span text:style-name="T5">fichier</text:span><text:span text:style-name="T4"> </text:span><text:span text:style-name="T5">sera</text:span><text:span text:style-name="T4"> </text:span><text:span text:style-name="T5">la</text:span><text:span text:style-name="T4"> </text:span><text:span text:style-name="T5">concaténation</text:span><text:span text:style-name="T4"> </text:span><text:span text:style-name="T5">des</text:span><text:span text:style-name="T4"> </text:span><text:span text:style-name="T5">2</text:span></text:p>
      <text:p text:style-name="Standard"><text:span text:style-name="T5">*</text:span><text:span text:style-name="T4"> </text:span><text:span text:style-name="T5">LienFichierDistant<text:tab/>-&gt;</text:span><text:span text:style-name="T4"> </text:span><text:span text:style-name="T5">pas</text:span><text:span text:style-name="T4"> </text:span><text:span text:style-name="T5">utilisé</text:span></text:p>
      <text:p text:style-name="Standard"><text:span text:style-name="T5">*</text:span><text:span text:style-name="T4"> </text:span><text:span text:style-name="T5">idRefraction<text:tab/>-&gt;</text:span><text:span text:style-name="T4"> </text:span><text:span text:style-name="T5">id</text:span><text:span text:style-name="T4"> </text:span><text:span text:style-name="T5">de</text:span><text:span text:style-name="T4"> </text:span><text:span text:style-name="T5">la</text:span><text:span text:style-name="T4"> </text:span><text:span text:style-name="T5">réfraction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réfractions</text:span><text:span text:style-name="T4"> </text:span><text:span text:style-name="T5">pour</text:span><text:span text:style-name="T4"> </text:span><text:span text:style-name="T5">les</text:span><text:span text:style-name="T4"> </text:span><text:span text:style-name="T5">prescriptions</text:span><text:span text:style-name="T4"> </text:span><text:span text:style-name="T5">de</text:span><text:span text:style-name="T4"> </text:span><text:span text:style-name="T5">lunettes</text:span></text:p>
      <text:p text:style-name="Standard"><text:span text:style-name="T5">*</text:span><text:span text:style-name="T4"> </text:span><text:span text:style-name="T5">ALD<text:tab/><text:tab/>-&gt;</text:span><text:span text:style-name="T4"> </text:span><text:span text:style-name="T5">le</text:span><text:span text:style-name="T4"> </text:span><text:span text:style-name="T5">document</text:span><text:span text:style-name="T4"> </text:span><text:span text:style-name="T5">est</text:span><text:span text:style-name="T4"> </text:span><text:span text:style-name="T5">une</text:span><text:span text:style-name="T4"> </text:span><text:span text:style-name="T5">prescription</text:span><text:span text:style-name="T4"> </text:span><text:span text:style-name="T5">en</text:span><text:span text:style-name="T4"> </text:span><text:span text:style-name="T5">ALD</text:span></text:p>
      <text:p text:style-name="Standard"><text:span text:style-name="T5">*</text:span><text:span text:style-name="T4"> </text:span><text:span text:style-name="T5">UserEmetteur<text:tab/>-&gt;</text:span><text:span text:style-name="T4"> </text:span><text:span text:style-name="T5">l'id</text:span><text:span text:style-name="T4"> </text:span><text:span text:style-name="T5">du</text:span><text:span text:style-name="T4"> </text:span><text:span text:style-name="T5">user</text:span><text:span text:style-name="T4"> </text:span><text:span text:style-name="T5">qui</text:span><text:span text:style-name="T4"> </text:span><text:span text:style-name="T5">a</text:span><text:span text:style-name="T4"> </text:span><text:span text:style-name="T5">émis</text:span><text:span text:style-name="T4"> </text:span><text:span text:style-name="T5">le</text:span><text:span text:style-name="T4"> </text:span><text:span text:style-name="T5">document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émis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/text:p>
      <text:p text:style-name="Standard"><text:span text:style-name="T5">*</text:span><text:span text:style-name="T4"> </text:span><text:span text:style-name="T5">Conclusion<text:tab/>-&gt;</text:span><text:span text:style-name="T4"> </text:span><text:span text:style-name="T5">pas</text:span><text:span text:style-name="T4"> </text:span><text:span text:style-name="T5">utilisé</text:span></text:p>
      <text:p text:style-name="Standard"><text:span text:style-name="T5">*</text:span><text:span text:style-name="T4"> </text:span><text:span text:style-name="T5">EmisRecu</text:span><text:span text:style-name="T4"> <text:tab/></text:span><text:span text:style-name="T5">-&gt;</text:span><text:span text:style-name="T4"> </text:span><text:span text:style-name="T5">0</text:span><text:span text:style-name="T4"> </text:span><text:span text:style-name="T5">si</text:span><text:span text:style-name="T4"> </text:span><text:span text:style-name="T5">document</text:span><text:span text:style-name="T4"> </text:span><text:span text:style-name="T5">émis,</text:span><text:span text:style-name="T4"> </text:span><text:span text:style-name="T5">1</text:span><text:span text:style-name="T4"> </text:span><text:span text:style-name="T5">si</text:span><text:span text:style-name="T4"> </text:span><text:span text:style-name="T5">document</text:span><text:span text:style-name="T4"> </text:span><text:span text:style-name="T5">reçu</text:span><text:span text:style-name="T4"> </text:span><text:span text:style-name="T5">(scanné)</text:span></text:p>
      <text:p text:style-name="Standard"><text:span text:style-name="T5">*</text:span><text:span text:style-name="T4"> </text:span><text:span text:style-name="T5">FormatDoc</text:span></text:p>
      <text:p text:style-name="Standard"><text:span text:style-name="T5">*</text:span><text:span text:style-name="T4"> </text:span><text:span text:style-name="T5">Prescription</text:span><text:span text:style-name="T4"> </text:span><text:span text:style-name="T5">de</text:span><text:span text:style-name="T4"> </text:span><text:span text:style-name="T5">lunettes</text:span><text:span text:style-name="T4"> </text:span><text:span text:style-name="T5">=</text:span><text:span text:style-name="T4"> </text:span><text:span text:style-name="T5">PrescrLun</text:span></text:p>
      <text:p text:style-name="Standard"><text:span text:style-name="T5">*</text:span><text:span text:style-name="T4"> </text:span><text:span text:style-name="T5">Prescription</text:span><text:span text:style-name="T4"> </text:span><text:span text:style-name="T5">medicale</text:span><text:span text:style-name="T4"> </text:span><text:span text:style-name="T5">=</text:span><text:span text:style-name="T4"> </text:span><text:span text:style-name="T5">Prescription</text:span></text:p>
      <text:p text:style-name="Standard"><text:span text:style-name="T5">*</text:span><text:span text:style-name="T4"> </text:span><text:span text:style-name="T5">Courrier</text:span><text:span text:style-name="T4"> </text:span><text:span text:style-name="T5">emis</text:span><text:span text:style-name="T4"> </text:span><text:span text:style-name="T5">=</text:span><text:span text:style-name="T4"> </text:span><text:span text:style-name="T5">Courrier</text:span></text:p>
      <text:p text:style-name="Standard"><text:span text:style-name="T5">*</text:span><text:span text:style-name="T4"> </text:span><text:span text:style-name="T5">Document</text:span><text:span text:style-name="T4"> </text:span><text:span text:style-name="T5">scan</text:span><text:span text:style-name="T4"> </text:span><text:span text:style-name="T5">=</text:span><text:span text:style-name="T4"> </text:span><text:span text:style-name="T5">DocRecu</text:span></text:p>
      <text:p text:style-name="Standard"><text:span text:style-name="T5">*</text:span><text:span text:style-name="T4"> </text:span><text:span text:style-name="T5">Document</text:span><text:span text:style-name="T4"> </text:span><text:span text:style-name="T5">imagerie</text:span><text:span text:style-name="T4"> </text:span><text:span text:style-name="T5">=</text:span><text:span text:style-name="T4"> </text:span><text:span text:style-name="T5">Imagerie</text:span></text:p>
      <text:p text:style-name="Standard"><text:span text:style-name="T5">*</text:span><text:span text:style-name="T4"> </text:span><text:span text:style-name="T5">Bilan</text:span><text:span text:style-name="T4"> </text:span><text:span text:style-name="T5">orthoptique</text:span><text:span text:style-name="T4"> </text:span><text:span text:style-name="T5">=</text:span><text:span text:style-name="T4"> </text:span><text:span text:style-name="T5">BO</text:span></text:p>
      <text:p text:style-name="Standard"><text:span text:style-name="T5">*</text:span><text:span text:style-name="T4"> </text:span><text:span text:style-name="T5">idLieu</text:span><text:span text:style-name="T4"><text:tab/><text:tab/></text:span><text:span text:style-name="T5">-&gt;</text:span><text:span text:style-name="T4"> </text:span><text:span text:style-name="T5">Endroit</text:span><text:span text:style-name="T4"> </text:span><text:span text:style-name="T5">où</text:span><text:span text:style-name="T4"> </text:span><text:span text:style-name="T5">le</text:span><text:span text:style-name="T4"> </text:span><text:span text:style-name="T5">document</text:span><text:span text:style-name="T4"> </text:span><text:span text:style-name="T5">a</text:span><text:span text:style-name="T4"> </text:span><text:span text:style-name="T5">été</text:span><text:span text:style-name="T4"> </text:span><text:span text:style-name="T5">élaboré</text:span><text:span text:style-name="T4"> </text:span><text:span text:style-name="T5">ou</text:span><text:span text:style-name="T4"> </text:span><text:span text:style-name="T5">reçu</text:span></text:p>
      <text:h text:style-name="Heading_20_1" text:outline-level="1"><text:span text:style-name="T5">C.</text:span><text:span text:style-name="T4"> </text:span><text:span text:style-name="T5">Les</text:span><text:span text:style-name="T4"> </text:span><text:span text:style-name="T5">documents</text:span><text:span text:style-name="T4"> </text:span><text:span text:style-name="T5">émis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text:span text:style-name="T4"> </text:span><text:span text:style-name="T5">utilisateur</text:span></text:h>
      <text:p text:style-name="Standard"><text:span text:style-name="T5">Ils</text:span><text:span text:style-name="T4"> </text:span><text:span text:style-name="T5">sont</text:span><text:span text:style-name="T4"> </text:span><text:span text:style-name="T5">émis</text:span></text:p>
      <text:p text:style-name="Standard"><text:span text:style-name="T5">*</text:span><text:span text:style-name="T4"> </text:span><text:span text:style-name="T5">soit</text:span><text:span text:style-name="T4"> </text:span><text:span text:style-name="T5">à</text:span><text:span text:style-name="T4"> </text:span><text:span text:style-name="T5">partir</text:span><text:span text:style-name="T4"> </text:span><text:span text:style-name="T5">de</text:span><text:span text:style-name="T4"> </text:span><text:span text:style-name="T5">la</text:span><text:span text:style-name="T4"> </text:span><text:span text:style-name="T5">fiche</text:span><text:span text:style-name="T4"> </text:span><text:span text:style-name="T5">dlg_documents</text:span></text:p>
      <text:p text:style-name="Standard"><text:span text:style-name="T5">*</text:span><text:span text:style-name="T4"> </text:span><text:span text:style-name="T5">soit</text:span><text:span text:style-name="T4"> </text:span><text:span text:style-name="T5">à</text:span><text:span text:style-name="T4"> </text:span><text:span text:style-name="T5">partir</text:span><text:span text:style-name="T4"> </text:span><text:span text:style-name="T5">de</text:span><text:span text:style-name="T4"> </text:span><text:span text:style-name="T5">la</text:span><text:span text:style-name="T4"> </text:span><text:span text:style-name="T5">fiche</text:span><text:span text:style-name="T4"> </text:span><text:span text:style-name="T5">dlg_refraction</text:span><text:span text:style-name="T4"> </text:span><text:span text:style-name="T5">pour</text:span><text:span text:style-name="T4"> </text:span><text:span text:style-name="T5">les</text:span><text:span text:style-name="T4"> </text:span><text:span text:style-name="T5">prescriptions</text:span><text:span text:style-name="T4"> </text:span><text:span text:style-name="T5">de</text:span><text:span text:style-name="T4"> </text:span><text:span text:style-name="T5">lunettes.</text:span></text:p>
      <text:p text:style-name="Standard"><text:span text:style-name="T5">Les</text:span><text:span text:style-name="T4"> </text:span><text:span text:style-name="T5">2</text:span><text:span text:style-name="T4"> </text:span><text:span text:style-name="T5">fiches</text:span><text:span text:style-name="T4"> </text:span><text:span text:style-name="T5">élaborent</text:span></text:p>
      <text:p text:style-name="Standard"><text:span text:style-name="T5">*</text:span><text:span text:style-name="T4"> </text:span><text:span text:style-name="T5">un</text:span><text:span text:style-name="T4"> </text:span><text:span text:style-name="T5">string</text:span><text:span text:style-name="T4"> </text:span><text:span text:style-name="T5">html</text:span><text:span text:style-name="T4"> </text:span><text:span text:style-name="T5">qui</text:span><text:span text:style-name="T4"> </text:span><text:span text:style-name="T5">correspond</text:span><text:span text:style-name="T4"> </text:span><text:span text:style-name="T5">au</text:span><text:span text:style-name="T4"> </text:span><text:span text:style-name="T5">corps</text:span><text:span text:style-name="T4"> </text:span><text:span text:style-name="T5">du</text:span><text:span text:style-name="T4"> </text:span><text:span text:style-name="T5">document</text:span></text:p>
      <text:p text:style-name="Standard"><text:span text:style-name="T5">*</text:span><text:span text:style-name="T4"> </text:span><text:span text:style-name="T5">un</text:span><text:span text:style-name="T4"> </text:span><text:span text:style-name="T5">string</text:span><text:span text:style-name="T4"> </text:span><text:span text:style-name="T5">html</text:span><text:span text:style-name="T4"> </text:span><text:span text:style-name="T5">entête</text:span></text:p>
      <text:p text:style-name="Standard"><text:span text:style-name="T5">*</text:span><text:span text:style-name="T4"> </text:span><text:span text:style-name="T5">un</text:span><text:span text:style-name="T4"> </text:span><text:span text:style-name="T5">string</text:span><text:span text:style-name="T4"> </text:span><text:span text:style-name="T5">html</text:span><text:span text:style-name="T4"> </text:span><text:span text:style-name="T5">pied</text:span><text:span text:style-name="T4"> </text:span><text:span text:style-name="T5">de</text:span><text:span text:style-name="T4"> </text:span><text:span text:style-name="T5">page</text:span></text:p>
      <text:p text:style-name="Standard"><text:span text:style-name="T5">à</text:span><text:span text:style-name="T4"> </text:span><text:span text:style-name="T5">partir</text:span><text:span text:style-name="T4"> </text:span><text:span text:style-name="T5">des</text:span><text:span text:style-name="T4"> </text:span><text:span text:style-name="T5">modèles</text:span><text:span text:style-name="T4"> </text:span><text:span text:style-name="T5">de</text:span><text:span text:style-name="T4"> </text:span><text:span text:style-name="T5">documents</text:span><text:span text:style-name="T4"> </text:span><text:span text:style-name="T5">situés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Ressources</text:span><text:span text:style-name="T4"> </text:span><text:span text:style-name="T5">du</text:span><text:span text:style-name="T4"> </text:span><text:span text:style-name="T5">dossier</text:span><text:span text:style-name="T4"> </text:span><text:span text:style-name="T5">Rufus.</text:span></text:p>
      <text:p text:style-name="Standard"><text:span text:style-name="T5">Ces</text:span><text:span text:style-name="T4"> </text:span><text:span text:style-name="T5">trois</text:span><text:span text:style-name="T4"> </text:span><text:span text:style-name="T5">Qstring</text:span><text:span text:style-name="T4"> </text:span><text:span text:style-name="T5">en</text:span><text:span text:style-name="T4"> </text:span><text:span text:style-name="T5">html</text:span><text:span text:style-name="T4"> </text:span><text:span text:style-name="T5">sont</text:span><text:span text:style-name="T4"> </text:span><text:span text:style-name="T5">envoyés</text:span><text:span text:style-name="T4"> </text:span><text:span text:style-name="T5">à</text:span><text:span text:style-name="T4"> </text:span><text:span text:style-name="T5">la</text:span><text:span text:style-name="T4"> </text:span><text:span text:style-name="T5">classe</text:span><text:span text:style-name="T4"> </text:span><text:span text:style-name="T5">textprinter.h</text:span><text:span text:style-name="T4"> </text:span><text:span text:style-name="T5">qui</text:span><text:span text:style-name="T4"> </text:span><text:span text:style-name="T5">génère</text:span><text:span text:style-name="T4"> </text:span><text:span text:style-name="T5">un</text:span><text:span text:style-name="T4"> </text:span><text:span text:style-name="T5">pdf</text:span><text:span text:style-name="T4"> </text:span><text:span text:style-name="T5">qu’elle</text:span><text:span text:style-name="T4"> </text:span><text:span text:style-name="T5">imprime.</text:span></text:p>
      <text:p text:style-name="Standard"><text:span text:style-name="T5">Les</text:span><text:span text:style-name="T4"> </text:span><text:span text:style-name="T5">3</text:span><text:span text:style-name="T4"> </text:span><text:span text:style-name="T5">QString</text:span><text:span text:style-name="T4"> </text:span><text:span text:style-name="T5">sont</text:span><text:span text:style-name="T4"> </text:span><text:span text:style-name="T5">ensuite</text:span><text:span text:style-name="T4"> </text:span><text:span text:style-name="T5">stockés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avec</text:span><text:span text:style-name="T4"> </text:span><text:span text:style-name="T5">les</text:span><text:span text:style-name="T4"> </text:span><text:span text:style-name="T5">autres</text:span><text:span text:style-name="T4"> </text:span><text:span text:style-name="T5">renseignements:</text:span><text:span text:style-name="T4"> </text:span><text:soft-page-break/><text:span text:style-name="T5">idpatient,</text:span><text:span text:style-name="T4"> </text:span><text:span text:style-name="T5">iduser,</text:span><text:span text:style-name="T4"> </text:span><text:span text:style-name="T5">idlieu,</text:span><text:span text:style-name="T4"> </text:span><text:span text:style-name="T5">prescription</text:span><text:span text:style-name="T4"> </text:span><text:span text:style-name="T5">ou</text:span><text:span text:style-name="T4"> </text:span><text:span text:style-name="T5">pas...etc...</text:span></text:p>
      <text:h text:style-name="Heading_20_1" text:outline-level="1"><text:span text:style-name="T5">D.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/text:h>
      <text:p text:style-name="Standard"><text:span text:style-name="T5">Le</text:span><text:span text:style-name="T4"> </text:span><text:span text:style-name="T5">fonctionnement</text:span><text:span text:style-name="T4"> </text:span><text:span text:style-name="T5">est</text:span><text:span text:style-name="T4"> </text:span><text:span text:style-name="T5">plus</text:span><text:span text:style-name="T4"> </text:span><text:span text:style-name="T5">complexe.</text:span></text:p>
      <text:h text:style-name="Heading_20_2" text:outline-level="2"><text:span text:style-name="T5">a</text:span><text:span text:style-name="T4"> </text:span><text:span text:style-name="T5">-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text:span text:style-name="T4"> </text:span><text:span text:style-name="T5">émis</text:span><text:span text:style-name="T4"> </text:span><text:span text:style-name="T5">sur</text:span><text:span text:style-name="T4"> </text:span><text:span text:style-name="T5">le</text:span><text:span text:style-name="T4"> </text:span><text:span text:style-name="T5">réseau</text:span><text:span text:style-name="T4"> </text:span><text:span text:style-name="T5">local</text:span></text:h>
      <text:p text:style-name="Standard"><text:span text:style-name="T5">Les</text:span><text:span text:style-name="T4"> </text:span><text:span text:style-name="T5">documents</text:span><text:span text:style-name="T4"> </text:span><text:span text:style-name="T5">d’imagerie</text:span><text:span text:style-name="T4"> </text:span><text:span text:style-name="T5">sont</text:span><text:span text:style-name="T4"> </text:span><text:span text:style-name="T5">émis</text:span><text:span text:style-name="T4"> </text:span><text:span text:style-name="T5">par</text:span><text:span text:style-name="T4"> </text:span><text:span text:style-name="T5">les</text:span><text:span text:style-name="T4"> </text:span><text:span text:style-name="T5">appareils</text:span><text:span text:style-name="T4"> </text:span><text:span text:style-name="T5">d’imagerie</text:span><text:span text:style-name="T4"> </text:span><text:span text:style-name="T5">sur</text:span><text:span text:style-name="T4"> </text:span><text:span text:style-name="T5">un</text:span><text:span text:style-name="T4"> </text:span><text:span text:style-name="T5">dossier</text:span><text:span text:style-name="T4"> </text:span><text:span text:style-name="T5">de</text:span><text:span text:style-name="T4"> </text:span><text:span text:style-name="T5">sockage</text:span><text:span text:style-name="T4"> </text:span><text:span text:style-name="T5">provisoire</text:span><text:span text:style-name="T4"> </text:span><text:span text:style-name="T5">du</text:span><text:span text:style-name="T4"> </text:span><text:span text:style-name="T5">réseau</text:span><text:span text:style-name="T4"> </text:span><text:span text:style-name="T5">local</text:span><text:span text:style-name="T4"> </text:span><text:span text:style-name="T5">qui</text:span><text:span text:style-name="T4"> </text:span><text:span text:style-name="T5">leur</text:span><text:span text:style-name="T4"> </text:span><text:span text:style-name="T5">est</text:span><text:span text:style-name="T4"> </text:span><text:span text:style-name="T5">propre.</text:span></text:p>
      <text:p text:style-name="Standard"><text:span text:style-name="T5">Ce</text:span><text:span text:style-name="T4"> </text:span><text:span text:style-name="T5">dossier</text:span><text:span text:style-name="T4"> </text:span><text:span text:style-name="T5">est</text:span><text:span text:style-name="T4"> </text:span><text:span text:style-name="T5">en</text:span><text:span text:style-name="T4"> </text:span><text:span text:style-name="T5">général</text:span><text:span text:style-name="T4"> </text:span><text:span text:style-name="T5">un</text:span><text:span text:style-name="T4"> </text:span><text:span text:style-name="T5">sous-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/DossierEchange,</text:span></text:p>
      <text:p text:style-name="Standard"><text:span text:style-name="T5">lui-même</text:span><text:span text:style-name="T4"> </text:span><text:span text:style-name="T5">sous</text:span><text:span text:style-name="T4"> </text:span><text:span text:style-name="T5">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de</text:span><text:span text:style-name="T4"> </text:span><text:span text:style-name="T5">stockage</text:span><text:span text:style-name="T4"> </text:span><text:span text:style-name="T5">sur</text:span><text:span text:style-name="T4"> </text:span><text:span text:style-name="T5">le</text:span><text:span text:style-name="T4"> </text:span><text:span text:style-name="T5">serveur</text:span><text:span text:style-name="T4"> </text:span><text:span text:style-name="T5">référencé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DirImagerie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,</text:span></text:p>
      <text:p text:style-name="Standard"><text:span text:style-name="T5">lui-même</text:span><text:span text:style-name="T4"> </text:span><text:span text:style-name="T5">sous</text:span><text:span text:style-name="T4"> </text:span><text:span text:style-name="T5">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/Documents/Rufus</text:span><text:span text:style-name="T4"> </text:span><text:span text:style-name="T5">sur</text:span><text:span text:style-name="T4"> </text:span><text:span text:style-name="T5">le</text:span><text:span text:style-name="T4"> </text:span><text:span text:style-name="T5">serveur.</text:span></text:p>
      <text:p text:style-name="Standard"><text:span text:style-name="T5">Pour</text:span><text:span text:style-name="T4"> </text:span><text:span text:style-name="T5">éviter</text:span><text:span text:style-name="T4"> </text:span><text:span text:style-name="T5">les</text:span><text:span text:style-name="T4"> </text:span><text:span text:style-name="T5">conflits,</text:span><text:span text:style-name="T4"> </text:span><text:span text:style-name="T5">une</text:span><text:span text:style-name="T4"> </text:span><text:span text:style-name="T5">seule</text:span><text:span text:style-name="T4"> </text:span><text:span text:style-name="T5">instance</text:span><text:span text:style-name="T4"> </text:span><text:span text:style-name="T5">de</text:span><text:span text:style-name="T4"> </text:span><text:span text:style-name="T5">Rufus</text:span><text:span text:style-name="T4"> </text:span><text:span text:style-name="T5">sur</text:span><text:span text:style-name="T4"> </text:span><text:span text:style-name="T5">le</text:span><text:span text:style-name="T4"> </text:span><text:span text:style-name="T5">réseau</text:span><text:span text:style-name="T4"> </text:span><text:span text:style-name="T5">local</text:span><text:span text:style-name="T4"> </text:span><text:span text:style-name="T5">s’occupe</text:span><text:span text:style-name="T4"> </text:span><text:span text:style-name="T5">d’importer</text:span><text:span text:style-name="T4"> </text:span><text:span text:style-name="T5">ces</text:span><text:span text:style-name="T4"> </text:span><text:span text:style-name="T5">documents</text:span><text:span text:style-name="T4"> </text:span><text:span text:style-name="T5">dans</text:span><text:span text:style-name="T4"> </text:span><text:span text:style-name="T5">la</text:span><text:span text:style-name="T4"> </text:span><text:span text:style-name="T5">base.</text:span></text:p>
      <text:p text:style-name="Standard"><text:span text:style-name="T5">Quand</text:span><text:span text:style-name="T4"> </text:span><text:span text:style-name="T5">RufusAdmin</text:span><text:span text:style-name="T4"> </text:span><text:span text:style-name="T5">est</text:span><text:span text:style-name="T4"> </text:span><text:span text:style-name="T5">utilisé,</text:span><text:span text:style-name="T4"> </text:span><text:span text:style-name="T5">il</text:span><text:span text:style-name="T4"> </text:span><text:span text:style-name="T5">prend</text:span><text:span text:style-name="T4"> </text:span><text:span text:style-name="T5">le</text:span><text:span text:style-name="T4"> </text:span><text:span text:style-name="T5">pas</text:span><text:span text:style-name="T4"> </text:span><text:span text:style-name="T5">sur</text:span><text:span text:style-name="T4"> </text:span><text:span text:style-name="T5">les</text:span><text:span text:style-name="T4"> </text:span><text:span text:style-name="T5">autres</text:span><text:span text:style-name="T4"> </text:span><text:span text:style-name="T5">postes.</text:span></text:p>
      <text:p text:style-name="Standard"><text:span text:style-name="T5">Sinon,</text:span><text:span text:style-name="T4"> </text:span><text:span text:style-name="T5">c’est</text:span><text:span text:style-name="T4"> </text:span><text:span text:style-name="T5">un</text:span><text:span text:style-name="T4"> </text:span><text:span text:style-name="T5">poste</text:span><text:span text:style-name="T4"> </text:span><text:span text:style-name="T5">Rufus</text:span><text:span text:style-name="T4"> </text:span><text:span text:style-name="T5">qui</text:span><text:span text:style-name="T4"> </text:span><text:span text:style-name="T5">s’en</text:span><text:span text:style-name="T4"> </text:span><text:span text:style-name="T5">occupe</text:span><text:span text:style-name="T4"> </text:span><text:span text:style-name="T5">suivant</text:span><text:span text:style-name="T4"> </text:span><text:span text:style-name="T5">les</text:span><text:span text:style-name="T4"> </text:span><text:span text:style-name="T5">choix</text:span><text:span text:style-name="T4"> </text:span><text:span text:style-name="T5">faits</text:span><text:span text:style-name="T4"> </text:span><text:span text:style-name="T5">dans</text:span><text:span text:style-name="T4"> </text:span><text:span text:style-name="T5">la</text:span><text:span text:style-name="T4"> </text:span><text:span text:style-name="T5">partie</text:span><text:span text:style-name="T4"> </text:span><text:span text:style-name="T5">CePoste</text:span><text:span text:style-name="T4"> </text:span><text:span text:style-name="T5">de</text:span><text:span text:style-name="T4"> </text:span><text:span text:style-name="T5">la</text:span><text:span text:style-name="T4"> </text:span><text:span text:style-name="T5">fiche</text:span><text:span text:style-name="T4"> </text:span><text:span text:style-name="T5">Edition/Paramètres.</text:span></text:p>
      <text:p text:style-name="Standard"><text:span text:style-name="T5">Un</text:span><text:span text:style-name="T4"> </text:span><text:span text:style-name="T5">poste</text:span><text:span text:style-name="T4"> </text:span><text:span text:style-name="T5">peut</text:span><text:span text:style-name="T4"> </text:span><text:span text:style-name="T5">être</text:span><text:span text:style-name="T4"> </text:span><text:span text:style-name="T5">paramètré</text:span><text:span text:style-name="T4"> </text:span><text:span text:style-name="T5">comme</text:span></text:p>
      <text:p text:style-name="Standard"><text:span text:style-name="T5">non</text:span><text:span text:style-name="T4"> </text:span><text:span text:style-name="T5">importateur</text:span><text:span text:style-name="T4"> </text:span><text:span text:style-name="T5">de</text:span><text:span text:style-name="T4"> </text:span><text:span text:style-name="T5">document</text:span></text:p>
      <text:p text:style-name="Standard"><text:span text:style-name="T5">importateur</text:span></text:p>
      <text:p text:style-name="Standard"><text:span text:style-name="T5">importateur</text:span><text:span text:style-name="T4"> </text:span><text:span text:style-name="T5">prioritaire.</text:span></text:p>
      <text:p text:style-name="Standard"><text:span text:style-name="T5">La</text:span><text:span text:style-name="T4"> </text:span><text:span text:style-name="T5">procédure</text:span><text:span text:style-name="T4"> </text:span><text:span text:style-name="T5">SQL</text:span><text:span text:style-name="T4"> </text:span><text:span text:style-name="T5">PosteImports</text:span><text:span text:style-name="T4"> </text:span><text:span text:style-name="T5">détermine</text:span><text:span text:style-name="T4"> </text:span><text:span text:style-name="T5">quel</text:span><text:span text:style-name="T4"> </text:span><text:span text:style-name="T5">est</text:span><text:span text:style-name="T4"> </text:span><text:span text:style-name="T5">le</text:span><text:span text:style-name="T4"> </text:span><text:span text:style-name="T5">poste</text:span><text:span text:style-name="T4"> </text:span><text:span text:style-name="T5">importateur.</text:span></text:p>
      <text:p text:style-name="Standard"><text:span text:style-name="T5">La</text:span><text:span text:style-name="T4"> </text:span><text:span text:style-name="T5">fonction</text:span><text:span text:style-name="T4"> </text:span><text:span text:style-name="T5">setPostImports</text:span><text:span text:style-name="T4"> </text:span><text:span text:style-name="T5">de</text:span><text:span text:style-name="T4"> </text:span><text:span text:style-name="T5">procedures.h</text:span><text:span text:style-name="T4"> </text:span><text:span text:style-name="T5">s’occupe</text:span><text:span text:style-name="T4"> </text:span><text:span text:style-name="T5">de</text:span><text:span text:style-name="T4"> </text:span><text:span text:style-name="T5">rédiger</text:span><text:span text:style-name="T4"> </text:span><text:span text:style-name="T5">la</text:span><text:span text:style-name="T4"> </text:span><text:span text:style-name="T5">procédure</text:span><text:span text:style-name="T4"> </text:span><text:span text:style-name="T5">SQL</text:span><text:span text:style-name="T4"> </text:span><text:span text:style-name="T5">PosteImports</text:span><text:span text:style-name="T4"> <text:s/></text:span><text:span text:style-name="T5">qui</text:span><text:span text:style-name="T4"> </text:span><text:span text:style-name="T5">détermine</text:span><text:span text:style-name="T4"> </text:span><text:span text:style-name="T5">le</text:span><text:span text:style-name="T4"> </text:span><text:span text:style-name="T5">poste</text:span><text:span text:style-name="T4"> </text:span><text:span text:style-name="T5">importateur.</text:span></text:p>
      <text:p text:style-name="Standard"><text:span text:style-name="T5">Un</text:span><text:span text:style-name="T4"> </text:span><text:span text:style-name="T5">système</text:span><text:span text:style-name="T4"> </text:span><text:span text:style-name="T5">de</text:span><text:span text:style-name="T4"> </text:span><text:span text:style-name="T5">timer</text:span><text:span text:style-name="T4"> </text:span><text:span text:style-name="T5">vérifie</text:span><text:span text:style-name="T4"> </text:span><text:span text:style-name="T5">sur chaque poste que</text:span><text:span text:style-name="T4"> </text:span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ne</text:span><text:span text:style-name="T4"> </text:span><text:span text:style-name="T5">s’est</text:span><text:span text:style-name="T4"> </text:span><text:span text:style-name="T5">pas</text:span><text:span text:style-name="T4"> </text:span><text:span text:style-name="T5">déconnecté</text:span><text:span text:style-name="T4"> </text:span><text:span text:style-name="T5">auquel</text:span><text:span text:style-name="T4"> </text:span><text:span text:style-name="T5">cas</text:span><text:span text:style-name="T4"> </text:span><text:span text:style-name="T5">un</text:span><text:span text:style-name="T4"> </text:span><text:span text:style-name="T5">autre</text:span><text:span text:style-name="T4"> </text:span><text:span text:style-name="T5">poste</text:span><text:span text:style-name="T4"> </text:span><text:span text:style-name="T5">prend</text:span><text:span text:style-name="T4"> </text:span><text:span text:style-name="T5">sa</text:span><text:span text:style-name="T4"> </text:span><text:span text:style-name="T5">place.</text:span></text:p>
      <text:p text:style-name="Standard"><text:span text:style-name="T5">Sur</text:span><text:span text:style-name="T4"> </text:span><text:span text:style-name="T5">le</text:span><text:span text:style-name="T4"> </text:span><text:span text:style-name="T5">poste</text:span><text:span text:style-name="T4"> </text:span><text:span text:style-name="T5">responsable</text:span><text:span text:style-name="T4"> </text:span><text:span text:style-name="T5">de</text:span><text:span text:style-name="T4"> </text:span><text:span text:style-name="T5">l’import</text:span><text:span text:style-name="T4"> </text:span><text:span text:style-name="T5">des</text:span><text:span text:style-name="T4"> </text:span><text:span text:style-name="T5">documents,</text:span><text:span text:style-name="T4"> </text:span><text:span text:style-name="T5">la</text:span><text:span text:style-name="T4"> </text:span><text:span text:style-name="T5">classe</text:span><text:span text:style-name="T4"> </text:span><text:span text:style-name="T5">importdocsexternes</text:span><text:span text:style-name="T4"> </text:span><text:span text:style-name="T5">parcourt</text:span><text:span text:style-name="T4"> </text:span><text:span text:style-name="T5">à</text:span><text:span text:style-name="T4"> </text:span><text:span text:style-name="T5">intervalles</text:span><text:span text:style-name="T4"> </text:span><text:span text:style-name="T5">réguliers</text:span><text:span text:style-name="T4"> </text:span><text:span text:style-name="T5">tous</text:span><text:span text:style-name="T4"> </text:span><text:span text:style-name="T5">les</text:span><text:span text:style-name="T4"> </text:span><text:span text:style-name="T5">dossiers</text:span><text:span text:style-name="T4"> </text:span><text:span text:style-name="T5">où</text:span><text:span text:style-name="T4"> </text:span><text:span text:style-name="T5">sont</text:span><text:span text:style-name="T4"> </text:span><text:span text:style-name="T5">émis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text:span text:style-name="T4"> </text:span><text:span text:style-name="T5">pour</text:span><text:span text:style-name="T4"> </text:span><text:span text:style-name="T5">les</text:span><text:span text:style-name="T4"> </text:span><text:span text:style-name="T5">incorporer</text:span><text:span text:style-name="T4"> </text:span><text:span text:style-name="T5">dans</text:span><text:span text:style-name="T4"> </text:span><text:span text:style-name="T5">la</text:span><text:span text:style-name="T4"> </text:span><text:span text:style-name="T5">base.</text:span></text:p>
      <text:p text:style-name="Standard"><text:span text:style-name="T5">Quand</text:span><text:span text:style-name="T4"> </text:span><text:span text:style-name="T5">un</text:span><text:span text:style-name="T4"> </text:span><text:span text:style-name="T5">document</text:span><text:span text:style-name="T4"> </text:span><text:span text:style-name="T5">est</text:span><text:span text:style-name="T4"> </text:span><text:span text:style-name="T5">trouvé</text:span><text:span text:style-name="T4"> </text:span><text:span text:style-name="T5">dans</text:span><text:span text:style-name="T4"> </text:span><text:span text:style-name="T5">un</text:span><text:span text:style-name="T4"> </text:span><text:span text:style-name="T5">de ces dossier,</text:span><text:span text:style-name="T4"> </text:span><text:span text:style-name="T5">il</text:span><text:span text:style-name="T4"> </text:span><text:span text:style-name="T5">est</text:span><text:span text:style-name="T4"> </text:span><text:span text:style-name="T5">intégré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comme</text:span><text:span text:style-name="T4"> </text:span><text:span text:style-name="T5">les</text:span><text:span text:style-name="T4"> </text:span><text:span text:style-name="T5">prescriptions</text:span><text:span text:style-name="T4"> </text:span><text:span text:style-name="T5">mais</text:span><text:span text:style-name="T4"> </text:span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copié</text:span><text:span text:style-name="T4"> </text:span><text:span text:style-name="T5">dans</text:span><text:span text:style-name="T4"> </text:span><text:span text:style-name="T5">un</text:span><text:span text:style-name="T4"> </text:span><text:span text:style-name="T5">sous</text:span><text:span text:style-name="T4"> </text:span><text:span text:style-name="T5">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référencé</text:span><text:span text:style-name="T4"> </text:span><text:span text:style-name="T5">par</text:span><text:span text:style-name="T4"> </text:span><text:span text:style-name="T5">DirImagerie.</text:span></text:p>
      <text:p text:style-name="Standard"><text:span text:style-name="T5">Pour</text:span><text:span text:style-name="T4"> </text:span><text:span text:style-name="T5">les</text:span><text:span text:style-name="T4"> </text:span><text:span text:style-name="T5">images,</text:span><text:span text:style-name="T4"> </text:span><text:span text:style-name="T5">ce</text:span><text:span text:style-name="T4"> </text:span><text:span text:style-name="T5">sous</text:span><text:span text:style-name="T4"> </text:span><text:span text:style-name="T5">dossier</text:span><text:span text:style-name="T4"> </text:span><text:span text:style-name="T5">porte</text:span><text:span text:style-name="T4"> </text:span><text:span text:style-name="T5">le</text:span><text:span text:style-name="T4"> </text:span><text:span text:style-name="T5">nom</text:span><text:span text:style-name="T4"> </text:span><text:span text:style-name="T5">de</text:span><text:span text:style-name="T4"> </text:span><text:span text:style-name="T5">la</text:span><text:span text:style-name="T4"> </text:span><text:span text:style-name="T5">date</text:span><text:span text:style-name="T4"> </text:span><text:span text:style-name="T5">du</text:span><text:span text:style-name="T4"> </text:span><text:span text:style-name="T5">jour</text:span><text:span text:style-name="T4"> </text:span><text:span text:style-name="T5">et</text:span><text:span text:style-name="T4"> </text:span><text:span text:style-name="T5">est</text:span><text:span text:style-name="T4"> </text:span><text:span text:style-name="T5">un</text:span><text:span text:style-name="T4"> </text:span><text:span text:style-name="T5">sous-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/Images,</text:span><text:span text:style-name="T4"> </text:span><text:span text:style-name="T5">p.e</text:span><text:span text:style-name="T4"> </text:span><text:span text:style-name="T5">/Images/2016-05-28</text:span></text:p>
      <text:p text:style-name="Standard"><text:span text:style-name="T5">Pour</text:span><text:span text:style-name="T4"> </text:span><text:span text:style-name="T5">les</text:span><text:span text:style-name="T4"> </text:span><text:span text:style-name="T5">videos,</text:span><text:span text:style-name="T4"> </text:span><text:span text:style-name="T5">ce</text:span><text:span text:style-name="T4"> </text:span><text:span text:style-name="T5">sous</text:span><text:span text:style-name="T4"> </text:span><text:span text:style-name="T5">dossier</text:span><text:span text:style-name="T4"> </text:span><text:span text:style-name="T5">est</text:span><text:span text:style-name="T4"> </text:span><text:span text:style-name="T5">le</text:span><text:span text:style-name="T4"> </text:span><text:span text:style-name="T5">dossier</text:span><text:span text:style-name="T4"> </text:span><text:span text:style-name="T5">/Videos</text:span></text:p>
      <text:p text:style-name="Standard"/>
      <text:p text:style-name="Standard"><text:span text:style-name="T5">Ce</text:span><text:span text:style-name="T4"> </text:span><text:span text:style-name="T5">dossier</text:span><text:span text:style-name="T4"> </text:span><text:span text:style-name="T5">est</text:span><text:span text:style-name="T4"> </text:span><text:span text:style-name="T5">lui-même</text:span><text:span text:style-name="T4"> </text:span><text:span text:style-name="T5">un</text:span><text:span text:style-name="T4"> </text:span><text:span text:style-name="T5">sous</text:span><text:span text:style-name="T4"> </text:span><text:span text:style-name="T5">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de</text:span><text:span text:style-name="T4"> </text:span><text:span text:style-name="T5">stockage</text:span><text:span text:style-name="T4"> </text:span><text:span text:style-name="T5">de l’imagerie sur</text:span><text:span text:style-name="T4"> </text:span><text:span text:style-name="T5">le</text:span><text:span text:style-name="T4"> </text:span><text:span text:style-name="T5">serveur</text:span></text:p>
      <text:p text:style-name="Standard"><text:span text:style-name="T5">lui-même</text:span><text:span text:style-name="T4"> </text:span><text:span text:style-name="T5">sous</text:span><text:span text:style-name="T4"> </text:span><text:span text:style-name="T5">dossier</text:span><text:span text:style-name="T4"> </text:span><text:span text:style-name="T5">du</text:span><text:span text:style-name="T4"> </text:span><text:span text:style-name="T5">dossier</text:span><text:span text:style-name="T4"> </text:span><text:span text:style-name="T5">/Documents/Rufus</text:span><text:span text:style-name="T4"> </text:span><text:span text:style-name="T5">sur</text:span><text:span text:style-name="T4"> </text:span><text:span text:style-name="T5">le</text:span><text:span text:style-name="T4"> </text:span><text:span text:style-name="T5">serveur</text:span></text:p>
      <text:p text:style-name="Standard"><text:span text:style-name="T5">le</text:span><text:span text:style-name="T4"> </text:span><text:span text:style-name="T5">tout</text:span><text:span text:style-name="T4"> </text:span><text:span text:style-name="T5">référencé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DirImagerie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,</text:span><text:span text:style-name="T4"> </text:span><text:span text:style-name="T5">soit</text:span><text:span text:style-name="T4"> </text:span><text:span text:style-name="T5">en</text:span><text:span text:style-name="T4"> </text:span><text:span text:style-name="T5">général</text:span><text:span text:style-name="T4"> </text:span><text:span text:style-name="T5">un</text:span><text:span text:style-name="T4"> </text:span><text:span text:style-name="T5">truc</text:span><text:span text:style-name="T4"> </text:span><text:span text:style-name="T5">du</text:span><text:span text:style-name="T4"> </text:span><text:span text:style-name="T5">genre</text:span></text:p>
      <text:p text:style-name="Standard"><text:span text:style-name="T6">/Users/rodolphe/Documents/Rufus/Imagerie</text:span></text:p>
      <text:p text:style-name="Standard"/>
      <text:p text:style-name="Standard"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nommé</text:span><text:span text:style-name="T4"> </text:span><text:span text:style-name="T5">avec</text:span><text:span text:style-name="T4"> </text:span><text:span text:style-name="T5">la</text:span><text:span text:style-name="T4"> </text:span><text:span text:style-name="T5">convention</text:span><text:span text:style-name="T4"> </text:span></text:p>
      <text:p text:style-name="Standard"><text:span text:style-name="T5">idPatient_TypeDoc_SousTypeDoc_Date</text:span><text:span text:style-name="T4"> </text:span><text:span text:style-name="T5">et</text:span><text:span text:style-name="T4"> </text:span><text:span text:style-name="T5">heure</text:span><text:span text:style-name="T4"> </text:span><text:span text:style-name="T5">création</text:span><text:span text:style-name="T4"> </text:span><text:span text:style-name="T5">du</text:span><text:span text:style-name="T4"> </text:span><text:span text:style-name="T5">doc_IdImpression.(jpg</text:span><text:span text:style-name="T4"> </text:span><text:span text:style-name="T5">ou</text:span><text:span text:style-name="T4"> </text:span><text:span text:style-name="T5">pdf)</text:span><text:span text:style-name="T4"> </text:span><text:span text:style-name="T5">pour</text:span><text:span text:style-name="T4"> </text:span><text:span text:style-name="T5">les</text:span><text:span text:style-name="T4"> </text:span><text:span text:style-name="T5">impressions</text:span></text:p>
      <text:p text:style-name="Standard"><text:span text:style-name="T5">idPatient_SousTypeDoc_Date</text:span><text:span text:style-name="T4"> </text:span><text:span text:style-name="T5">et</text:span><text:span text:style-name="T4"> </text:span><text:span text:style-name="T5">heure</text:span><text:span text:style-name="T4"> </text:span><text:span text:style-name="T5">création</text:span><text:span text:style-name="T4"> </text:span><text:span text:style-name="T5">du</text:span><text:span text:style-name="T4"> </text:span><text:span text:style-name="T5">doc_IdImpression.(extension)</text:span><text:span text:style-name="T4"> </text:span><text:span text:style-name="T5">pour</text:span><text:span text:style-name="T4"> </text:span><text:span text:style-name="T5">les</text:span><text:span text:style-name="T4"> </text:span><text:span text:style-name="T5">videos</text:span></text:p>
      <text:p text:style-name="Standard"><text:span text:style-name="T5">le</text:span><text:span text:style-name="T4"> </text:span><text:span text:style-name="T5">tout</text:span><text:span text:style-name="T4"> </text:span><text:span text:style-name="T5">est</text:span><text:span text:style-name="T4"> </text:span><text:span text:style-name="T5">stock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,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LienVersFichier,</text:span><text:span text:style-name="T4"> </text:span><text:span text:style-name="T5">sous</text:span><text:span text:style-name="T4"> </text:span><text:span text:style-name="T5">la</text:span><text:span text:style-name="T4"> </text:span><text:span text:style-name="T5">forme</text:span><text:span text:style-name="T4"> </text:span><text:span text:style-name="T5">du</text:span><text:span text:style-name="T4"> </text:span><text:span text:style-name="T5">chemin</text:span><text:span text:style-name="T4"> </text:span><text:span text:style-name="T5">relatif</text:span><text:span text:style-name="T4"> </text:span><text:span text:style-name="T5">depuis</text:span><text:span text:style-name="T4"> </text:span><text:span text:style-name="T5">le</text:span><text:span text:style-name="T4"> </text:span><text:span text:style-name="T5">dossier</text:span><text:span text:style-name="T4"> </text:span><text:span text:style-name="T5">DirImagerie</text:span><text:span text:style-name="T4"> </text:span><text:span text:style-name="T5">du</text:span><text:span text:style-name="T4"> </text:span><text:span text:style-name="T5">serveur</text:span><text:span text:style-name="T4"> </text:span><text:span text:style-name="T5">soit</text:span></text:p>
      <text:p text:style-name="Standard"><text:span text:style-name="T5">/Images/DateduJour/nomdufichier</text:span><text:span text:style-name="T4"> </text:span><text:span text:style-name="T5">pour</text:span><text:span text:style-name="T4"> </text:span><text:span text:style-name="T5">les</text:span><text:span text:style-name="T4"> </text:span><text:span text:style-name="T5">images</text:span></text:p>
      <text:p text:style-name="Standard"><text:soft-page-break/><text:span text:style-name="T5">/Videos/</text:span><text:span text:style-name="T4"> </text:span><text:span text:style-name="T5">nomdufichier</text:span><text:span text:style-name="T4"> </text:span><text:span text:style-name="T5">pour</text:span><text:span text:style-name="T4"> </text:span><text:span text:style-name="T5">les</text:span><text:span text:style-name="T4"> </text:span><text:span text:style-name="T5">videos</text:span></text:p>
      <text:p text:style-name="Standard"><text:span text:style-name="T5">Si</text:span><text:span text:style-name="T4"> </text:span><text:span text:style-name="T5">le</text:span><text:span text:style-name="T4"> </text:span><text:span text:style-name="T5">poste</text:span><text:span text:style-name="T4"> </text:span><text:span text:style-name="T5">responsable</text:span><text:span text:style-name="T4"> </text:span><text:span text:style-name="T5">de</text:span><text:span text:style-name="T4"> </text:span><text:span text:style-name="T5">l’import</text:span><text:span text:style-name="T4"> </text:span><text:span text:style-name="T5">n’est</text:span><text:span text:style-name="T4"> </text:span><text:span text:style-name="T5">pas</text:span><text:span text:style-name="T4"> </text:span><text:span text:style-name="T5">le</text:span><text:span text:style-name="T4"> </text:span><text:span text:style-name="T5">serveur</text:span><text:span text:style-name="T4"> </text:span><text:span text:style-name="T5">mais</text:span><text:span text:style-name="T4"> </text:span><text:span text:style-name="T5">est</text:span><text:span text:style-name="T4"> </text:span><text:span text:style-name="T5">sur</text:span><text:span text:style-name="T4"> </text:span><text:span text:style-name="T5">le</text:span><text:span text:style-name="T4"> </text:span><text:span text:style-name="T5">réseau</text:span><text:span text:style-name="T4"> </text:span><text:span text:style-name="T5">local,</text:span></text:p>
      <text:p text:style-name="Standard"><text:span text:style-name="T5">il</text:span><text:span text:style-name="T4"> </text:span><text:span text:style-name="T5">utilise</text:span><text:span text:style-name="T4"> </text:span><text:span text:style-name="T5">l’adresse</text:span><text:span text:style-name="T4"> </text:span><text:span text:style-name="T5">relative</text:span><text:span text:style-name="T4"> </text:span><text:span text:style-name="T5">stockée</text:span><text:span text:style-name="T4"> </text:span><text:span text:style-name="T5">dans</text:span><text:span text:style-name="T4"> </text:span><text:span text:style-name="T5">son</text:span><text:span text:style-name="T4"> </text:span><text:span text:style-name="T5">rufus.ini</text:span><text:span text:style-name="T4"> </text:span><text:span text:style-name="T5">pour</text:span><text:span text:style-name="T4"> </text:span><text:span text:style-name="T5">retrouver</text:span><text:span text:style-name="T4"> </text:span><text:span text:style-name="T5">le</text:span><text:span text:style-name="T4"> </text:span><text:span text:style-name="T5">chemin</text:span><text:span text:style-name="T4"> </text:span><text:span text:style-name="T5">de</text:span><text:span text:style-name="T4"> </text:span><text:span text:style-name="T5">DirImagerie sur le serveur</text:span></text:p>
      <text:p text:style-name="Standard"><text:span text:style-name="T5">cette</text:span><text:span text:style-name="T4"> </text:span><text:span text:style-name="T5">adresse</text:span><text:span text:style-name="T4"> </text:span><text:span text:style-name="T5">est</text:span><text:span text:style-name="T4"> </text:span><text:span text:style-name="T5">affichée</text:span><text:span text:style-name="T4"> </text:span><text:span text:style-name="T5">dans</text:span><text:span text:style-name="T4"> </text:span><text:span text:style-name="T5">Editions/Paramètres/Ce</text:span><text:span text:style-name="T4"> </text:span><text:span text:style-name="T5">Poste/Réseau</text:span><text:span text:style-name="T4"> </text:span><text:span text:style-name="T5">Local</text:span><text:span text:style-name="T4"> </text:span><text:span text:style-name="T5">-</text:span><text:span text:style-name="T4"> </text:span><text:span text:style-name="T5">ligne</text:span><text:span text:style-name="T4"> </text:span><text:span text:style-name="T5">dossier</text:span><text:span text:style-name="T4"> </text:span><text:span text:style-name="T5">de</text:span><text:span text:style-name="T4"> </text:span><text:span text:style-name="T5">stockage</text:span><text:span text:style-name="T4"> </text:span><text:span text:style-name="T5">des</text:span><text:span text:style-name="T4"> </text:span><text:span text:style-name="T5">documents.</text:span></text:p>
      <text:p text:style-name="Standard"><text:span text:style-name="T5">S'il</text:span><text:span text:style-name="T4"> </text:span><text:span text:style-name="T5">est</text:span><text:span text:style-name="T4"> </text:span><text:span text:style-name="T5">le</text:span><text:span text:style-name="T4"> </text:span><text:span text:style-name="T5">serveur,</text:span><text:span text:style-name="T4"> </text:span><text:span text:style-name="T5">il</text:span><text:span text:style-name="T4"> </text:span><text:span text:style-name="T5">utilise</text:span><text:span text:style-name="T4"> </text:span><text:span text:style-name="T5">DirImagerie</text:span><text:span text:style-name="T4"> </text:span><text:span text:style-name="T5">bien</text:span><text:span text:style-name="T4"> </text:span><text:span text:style-name="T5">sûr.</text:span></text:p>
      <text:p text:style-name="Standard"><text:span text:style-name="T5">Le chemin final du fichier est donc la concaténation du champ DirImagerie de la table ParametresSysteme et du champ LienVersFichier de la table Impressions</text:span></text:p>
      <text:p text:style-name="Standard"><text:span text:style-name="T5">DirImagerie <text:tab/><text:tab/>= </text:span><text:span text:style-name="T6">/Users/rodolphe/Documents/Rufus/Imagerie</text:span></text:p>
      <text:p text:style-name="Standard"><text:span text:style-name="T5">LienVersFichier <text:tab/>= </text:span><text:span text:style-name="T6">/Images/2018-09-18/6313_RNM_Eidon OD_20180918-183257-51680.jpg</text:span></text:p>
      <text:p text:style-name="Standard"><text:span text:style-name="T5">Chemin du fichier <text:tab/>=<text:tab/></text:span></text:p>
      <text:p text:style-name="P2"><text:span text:style-name="T6">/Users/rodolphe/Documents/Rufus/Imagerie/Images/2018-09-18/6313_RNM_Eidon OD_20180918-183257-51680.jpg</text:span></text:p>
      <text:p text:style-name="Standard"/>
      <text:p text:style-name="Standard"><text:span text:style-name="T5">Pour</text:span><text:span text:style-name="T4"> </text:span><text:span text:style-name="T5">la</text:span><text:span text:style-name="T4"> </text:span><text:span text:style-name="T5">lecture</text:span><text:span text:style-name="T4"> </text:span><text:span text:style-name="T5">des</text:span><text:span text:style-name="T4"> </text:span><text:span text:style-name="T5">documents</text:span><text:span text:style-name="T4"> </text:span><text:span text:style-name="T5">sur</text:span><text:span text:style-name="T4"> </text:span><text:span text:style-name="T5">un</text:span><text:span text:style-name="T4"> </text:span><text:span text:style-name="T5">poste</text:span><text:span text:style-name="T4"> </text:span><text:span text:style-name="T5">Rufus,</text:span><text:span text:style-name="T4"> </text:span><text:span text:style-name="T5">c’est</text:span><text:span text:style-name="T4"> </text:span><text:span text:style-name="T5">la</text:span><text:span text:style-name="T4"> </text:span><text:span text:style-name="T5">classe</text:span><text:span text:style-name="T4"> </text:span><text:span text:style-name="T5">dlg_docsexternes.h</text:span><text:span text:style-name="T4"> </text:span><text:span text:style-name="T5">qui</text:span><text:span text:style-name="T4"> </text:span><text:span text:style-name="T5">s’en</text:span><text:span text:style-name="T4"> </text:span><text:span text:style-name="T5">occupe.</text:span></text:p>
      <text:p text:style-name="Standard"><text:span text:style-name="T5">Quand</text:span><text:span text:style-name="T4"> </text:span><text:span text:style-name="T5">il</text:span><text:span text:style-name="T4"> </text:span><text:span text:style-name="T5">s’agit</text:span><text:span text:style-name="T4"> </text:span><text:span text:style-name="T5">d’un</text:span><text:span text:style-name="T4"> </text:span><text:span text:style-name="T5">document</text:span><text:span text:style-name="T4"> </text:span><text:span text:style-name="T5">d’imagerie,</text:span><text:span text:style-name="T4"> </text:span><text:span text:style-name="T5">la</text:span><text:span text:style-name="T4"> </text:span><text:span text:style-name="T5">fonction</text:span><text:span text:style-name="T4"> </text:span><text:span text:style-name="T5">CalcImage</text:span><text:span text:style-name="T4"> </text:span><text:span text:style-name="T5">va</text:span><text:span text:style-name="T4"> </text:span><text:span text:style-name="T5">réimporter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EchangeImages</text:span><text:span text:style-name="T4"> </text:span><text:span text:style-name="T5">de</text:span><text:span text:style-name="T4"> </text:span><text:span text:style-name="T5">la</text:span><text:span text:style-name="T4"> </text:span><text:span text:style-name="T5">base</text:span><text:span text:style-name="T4"> </text:span><text:span text:style-name="T5">Imagerie</text:span><text:span text:style-name="T4"> </text:span><text:span text:style-name="T5">le</text:span><text:span text:style-name="T4"> </text:span><text:span text:style-name="T5">fichier</text:span><text:span text:style-name="T4"> </text:span><text:span text:style-name="T5">voulu</text:span></text:p>
      <text:p text:style-name="Standard"><text:span text:style-name="T5">en</text:span><text:span text:style-name="T4"> </text:span><text:span text:style-name="T5">stockant</text:span><text:span text:style-name="T4"> </text:span><text:span text:style-name="T5">le</text:span><text:span text:style-name="T4"> </text:span><text:span text:style-name="T5">fichier</text:span><text:span text:style-name="T4"> </text:span><text:span text:style-name="T5">avec</text:span><text:span text:style-name="T4"> </text:span><text:span text:style-name="T5">son</text:span><text:span text:style-name="T4"> </text:span><text:span text:style-name="T5">idImpression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blocb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text:span text:style-name="T4"> </text:span><text:span text:style-name="T5">decette</text:span><text:span text:style-name="T4"> </text:span><text:span text:style-name="T5">table</text:span></text:p>
      <text:p text:style-name="Standard"><text:span text:style-name="T5">Ceci</text:span><text:span text:style-name="T4"> </text:span><text:span text:style-name="T5">permet</text:span><text:span text:style-name="T4"> </text:span><text:span text:style-name="T5">de</text:span><text:span text:style-name="T4"> </text:span><text:span text:style-name="T5">faire</text:span><text:span text:style-name="T4"> </text:span><text:span text:style-name="T5">voyager</text:span><text:span text:style-name="T4"> </text:span><text:span text:style-name="T5">l’imagerie</text:span><text:span text:style-name="T4"> </text:span><text:span text:style-name="T5">dans</text:span><text:span text:style-name="T4"> </text:span><text:span text:style-name="T5">le</text:span><text:span text:style-name="T4"> </text:span><text:span text:style-name="T5">tuyau</text:span><text:span text:style-name="T4"> </text:span><text:span text:style-name="T5">SQL</text:span><text:span text:style-name="T4"> </text:span><text:span text:style-name="T5">sans</text:span><text:span text:style-name="T4"> </text:span><text:span text:style-name="T5">avoir</text:span><text:span text:style-name="T4"> </text:span><text:span text:style-name="T5">à</text:span><text:span text:style-name="T4"> </text:span><text:span text:style-name="T5">utiliser</text:span><text:span text:style-name="T4"> </text:span><text:span text:style-name="T5">un</text:span><text:span text:style-name="T4"> </text:span><text:span text:style-name="T5">serveur</text:span><text:span text:style-name="T4"> </text:span><text:span text:style-name="T5">Apache</text:span><text:span text:style-name="T4"> </text:span><text:span text:style-name="T5">ou</text:span><text:span text:style-name="T4"> </text:span><text:span text:style-name="T5">d’autres</text:span><text:span text:style-name="T4"> </text:span><text:span text:style-name="T5">clés</text:span><text:span text:style-name="T4"> </text:span><text:span text:style-name="T5">de</text:span><text:span text:style-name="T4"> </text:span><text:span text:style-name="T5">cryptage.</text:span></text:p>
      <text:p text:style-name="Standard"><text:span text:style-name="T5">Puis</text:span><text:span text:style-name="T4"> </text:span><text:span text:style-name="T5">la</text:span><text:span text:style-name="T4"> </text:span><text:span text:style-name="T5">classe</text:span><text:span text:style-name="T4"> </text:span><text:span text:style-name="T5">dlg_docsexternes</text:span><text:span text:style-name="T4"> </text:span><text:span text:style-name="T5">va</text:span><text:span text:style-name="T4"> </text:span><text:span text:style-name="T5">lire</text:span><text:span text:style-name="T4"> </text:span><text:span text:style-name="T5">le</text:span><text:span text:style-name="T4"> </text:span><text:span text:style-name="T5">champ</text:span><text:span text:style-name="T4"> </text:span><text:span text:style-name="T5">directe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our</text:span><text:span text:style-name="T4"> </text:span><text:span text:style-name="T5">l’afficher.</text:span></text:p>
      <text:p text:style-name="Standard"><text:span text:style-name="T5">1</text:span><text:span text:style-name="T4"> </text:span><text:span text:style-name="T5">minute</text:span><text:span text:style-name="T4"> </text:span><text:span text:style-name="T5">avant</text:span><text:span text:style-name="T4"> </text:span><text:span text:style-name="T5">chaque</text:span><text:span text:style-name="T4"> </text:span><text:span text:style-name="T5">sauvegarde</text:span><text:span text:style-name="T4"> </text:span><text:span text:style-name="T5">de</text:span><text:span text:style-name="T4"> </text:span><text:span text:style-name="T5">la</text:span><text:span text:style-name="T4"> </text:span><text:span text:style-name="T5">base,</text:span><text:span text:style-name="T4"> </text:span><text:span text:style-name="T5">la</text:span><text:span text:style-name="T4"> </text:span><text:span text:style-name="T5">table</text:span><text:span text:style-name="T4"> </text:span><text:span text:style-name="T5">EchangesImages</text:span><text:span text:style-name="T4"> </text:span><text:span text:style-name="T5">est</text:span><text:span text:style-name="T4"> </text:span><text:span text:style-name="T5">purgée.</text:span></text:p>
      <text:p text:style-name="Standard"/>
      <text:h text:style-name="Heading_20_2" text:outline-level="2"><text:span text:style-name="T5">b</text:span><text:span text:style-name="T4"> </text:span><text:span text:style-name="T5">-</text:span><text:span text:style-name="T4"> </text:span><text:span text:style-name="T5">les</text:span><text:span text:style-name="T4"> </text:span><text:span text:style-name="T5">documents</text:span><text:span text:style-name="T4"> </text:span><text:span text:style-name="T5">d’imagerie</text:span><text:span text:style-name="T4"> </text:span><text:span text:style-name="T5">émis</text:span><text:span text:style-name="T4"> </text:span><text:span text:style-name="T5">à</text:span><text:span text:style-name="T4"> </text:span><text:span text:style-name="T5">distance</text:span></text:h>
      <text:p text:style-name="Standard"><text:span text:style-name="T5">Le</text:span><text:span text:style-name="T4"> </text:span><text:span text:style-name="T5">fonctionnement</text:span><text:span text:style-name="T4"> </text:span><text:span text:style-name="T5">est</text:span><text:span text:style-name="T4"> </text:span><text:span text:style-name="T5">légèrement</text:span><text:span text:style-name="T4"> </text:span><text:span text:style-name="T5">différent</text:span></text:p>
      <text:p text:style-name="Standard"><text:span text:style-name="T5">Quand</text:span><text:span text:style-name="T4"> </text:span><text:span text:style-name="T5">un</text:span><text:span text:style-name="T4"> </text:span><text:span text:style-name="T5">document</text:span><text:span text:style-name="T4"> </text:span><text:span text:style-name="T5">est</text:span><text:span text:style-name="T4"> </text:span><text:span text:style-name="T5">émis</text:span><text:span text:style-name="T4"> </text:span><text:span text:style-name="T5">par</text:span><text:span text:style-name="T4"> </text:span><text:span text:style-name="T5">un</text:span><text:span text:style-name="T4"> </text:span><text:span text:style-name="T5">appareil</text:span><text:span text:style-name="T4"> </text:span><text:span text:style-name="T5">d'imagerie</text:span><text:span text:style-name="T4"> </text:span><text:span text:style-name="T5">sur</text:span><text:span text:style-name="T4"> </text:span><text:span text:style-name="T5">un</text:span><text:span text:style-name="T4"> </text:span><text:span text:style-name="T5">site</text:span><text:span text:style-name="T4"> </text:span><text:span text:style-name="T5">distant</text:span><text:span text:style-name="T4"> </text:span><text:span text:style-name="T5">du</text:span><text:span text:style-name="T4"> </text:span><text:span text:style-name="T5">serveur,</text:span><text:span text:style-name="T4"> </text:span><text:span text:style-name="T5">sur</text:span><text:span text:style-name="T4"> </text:span><text:span text:style-name="T5">un</text:span><text:span text:style-name="T4"> </text:span><text:span text:style-name="T5">dossier</text:span><text:span text:style-name="T4"> </text:span><text:span text:style-name="T5">d'échange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des</text:span><text:span text:style-name="T4"> </text:span><text:span text:style-name="T5">documents</text:span><text:span text:style-name="T4"> </text:span><text:span text:style-name="T5">sur</text:span><text:span text:style-name="T4"> </text:span><text:span text:style-name="T5">ce</text:span><text:span text:style-name="T4"> </text:span><text:span text:style-name="T5">site</text:span><text:span text:style-name="T4"> </text:span><text:span text:style-name="T5">distant</text:span><text:span text:style-name="T4"> </text:span><text:span text:style-name="T5">va</text:span><text:span text:style-name="T4"> </text:span><text:span text:style-name="T5">incorporer</text:span><text:span text:style-name="T4"> </text:span><text:span text:style-name="T5">le</text:span><text:span text:style-name="T4"> </text:span><text:span text:style-name="T5">docu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/text:p>
      <text:p text:style-name="Standard"><text:span text:style-name="T5">sous</text:span><text:span text:style-name="T4"> </text:span><text:span text:style-name="T5">forme</text:span><text:span text:style-name="T4"> </text:span><text:span text:style-name="T5">de</text:span><text:span text:style-name="T4"> </text:span><text:span text:style-name="T5">blob</text:span><text:span text:style-name="T4"> </text:span><text:span text:style-name="T5">dans</text:span><text:span text:style-name="T4"> </text:span><text:span text:style-name="T5">les</text:span><text:span text:style-name="T4"> </text:span><text:span text:style-name="T5">champs</text:span><text:span text:style-name="T4"> </text:span><text:span text:style-name="T5">blobs</text:span><text:span text:style-name="T4"> </text:span><text:span text:style-name="T5">jpg</text:span><text:span text:style-name="T4"> </text:span><text:span text:style-name="T5">ou</text:span><text:span text:style-name="T4"> </text:span><text:span text:style-name="T5">pdf</text:span><text:span text:style-name="T4"> </text:span><text:span text:style-name="T5">suivant</text:span><text:span text:style-name="T4"> </text:span><text:span text:style-name="T5">la</text:span><text:span text:style-name="T4"> </text:span><text:span text:style-name="T5">nature</text:span><text:span text:style-name="T4"> </text:span><text:span text:style-name="T5">de</text:span><text:span text:style-name="T4"> </text:span><text:span text:style-name="T5">ce</text:span><text:span text:style-name="T4"> </text:span><text:span text:style-name="T5">document.</text:span></text:p>
      <text:p text:style-name="Standard"><text:span text:style-name="T5">Sur</text:span><text:span text:style-name="T4"> </text:span><text:span text:style-name="T5">le</text:span><text:span text:style-name="T4"> </text:span><text:span text:style-name="T5">ré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,</text:span><text:span text:style-name="T4"> </text:span><text:span text:style-name="T5">le</text:span><text:span text:style-name="T4"> </text:span><text:span text:style-name="T5">poste</text:span><text:span text:style-name="T4"> </text:span><text:span text:style-name="T5">responsable</text:span><text:span text:style-name="T4"> </text:span><text:span text:style-name="T5">de</text:span><text:span text:style-name="T4"> </text:span><text:span text:style-name="T5">l’import</text:span><text:span text:style-name="T4"> </text:span><text:span text:style-name="T5">des</text:span><text:span text:style-name="T4"> </text:span><text:span text:style-name="T5">documents</text:span><text:span text:style-name="T4"> </text:span><text:span text:style-name="T5">scrute</text:span><text:span text:style-name="T4"> </text:span><text:span text:style-name="T5">les</text:span><text:span text:style-name="T4"> </text:span><text:span text:style-name="T5">champs</text:span><text:span text:style-name="T4"> </text:span><text:span text:style-name="T5">jpg</text:span><text:span text:style-name="T4"> </text:span><text:span text:style-name="T5">et</text:span><text:span text:style-name="T4"> </text:span><text:span text:style-name="T5">pdf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.</text:span></text:p>
      <text:p text:style-name="Standard"><text:span text:style-name="T5">Quand</text:span><text:span text:style-name="T4"> </text:span><text:span text:style-name="T5">un</text:span><text:span text:style-name="T4"> </text:span><text:span text:style-name="T5">de</text:span><text:span text:style-name="T4"> </text:span><text:span text:style-name="T5">ces</text:span><text:span text:style-name="T4"> </text:span><text:span text:style-name="T5">2</text:span><text:span text:style-name="T4"> </text:span><text:span text:style-name="T5">champs</text:span><text:span text:style-name="T4"> </text:span><text:span text:style-name="T5">n’est</text:span><text:span text:style-name="T4"> </text:span><text:span text:style-name="T5">pas</text:span><text:span text:style-name="T4"> </text:span><text:span text:style-name="T5">vide,</text:span><text:span text:style-name="T4"> </text:span><text:span text:style-name="T5">le</text:span><text:span text:style-name="T4"> </text:span><text:span text:style-name="T5">poste</text:span><text:span text:style-name="T4"> </text:span><text:span text:style-name="T5">va</text:span><text:span text:style-name="T4"> </text:span><text:span text:style-name="T5">extraire</text:span><text:span text:style-name="T4"> </text:span><text:span text:style-name="T5">le</text:span><text:span text:style-name="T4"> </text:span><text:span text:style-name="T5">pdf</text:span><text:span text:style-name="T4"> </text:span><text:span text:style-name="T5">ou</text:span><text:span text:style-name="T4"> </text:span><text:span text:style-name="T5">le</text:span><text:span text:style-name="T4"> </text:span><text:span text:style-name="T5">jpg</text:span><text:span text:style-name="T4"> </text:span><text:span text:style-name="T5">et</text:span><text:span text:style-name="T4"> </text:span><text:span text:style-name="T5">recréer</text:span><text:span text:style-name="T4"> </text:span><text:span text:style-name="T5">le</text:span><text:span text:style-name="T4"> </text:span><text:span text:style-name="T5">fichier</text:span><text:span text:style-name="T4"> </text:span><text:span text:style-name="T5">pour</text:span><text:span text:style-name="T4"> </text:span><text:span text:style-name="T5">le</text:span><text:span text:style-name="T4"> </text:span><text:span text:style-name="T5">stocker</text:span><text:span text:style-name="T4"> </text:span><text:span text:style-name="T5">sur</text:span><text:span text:style-name="T4"> </text:span><text:span text:style-name="T5">le</text:span><text:span text:style-name="T4"> </text:span><text:span text:style-name="T5">dsiquen</text:span><text:span text:style-name="T4"> </text:span><text:span text:style-name="T5">dur</text:span><text:span text:style-name="T4"> </text:span><text:span text:style-name="T5">du</text:span><text:span text:style-name="T4"> </text:span><text:span text:style-name="T5">serveur</text:span><text:span text:style-name="T4"> </text:span><text:span text:style-name="T5">avec</text:span><text:span text:style-name="T4"> </text:span><text:span text:style-name="T5">les</text:span><text:span text:style-name="T4"> </text:span><text:span text:style-name="T5">conventions</text:span><text:span text:style-name="T4"> </text:span><text:span text:style-name="T5">de</text:span><text:span text:style-name="T4"> </text:span><text:span text:style-name="T5">nom</text:span><text:span text:style-name="T4"> </text:span><text:span text:style-name="T5">vues</text:span><text:span text:style-name="T4"> </text:span><text:span text:style-name="T5">plus</text:span><text:span text:style-name="T4"> </text:span><text:span text:style-name="T5">haut</text:span></text:p>
      <text:p text:style-name="Standard"><text:span text:style-name="T5">puis</text:span><text:span text:style-name="T4"> </text:span><text:span text:style-name="T5">purger</text:span><text:span text:style-name="T4"> </text:span><text:span text:style-name="T5">le</text:span><text:span text:style-name="T4"> </text:span><text:span text:style-name="T5">champ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text:span text:style-name="T4"> </text:span><text:span text:style-name="T5">de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et</text:span><text:span text:style-name="T4"> </text:span><text:span text:style-name="T5">enregistrer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lienversfichier.</text:span></text:p>
      <text:p text:style-name="Standard"/>
      <text:h text:style-name="Heading_20_1" text:outline-level="1"><text:span text:style-name="T5">E.</text:span><text:span text:style-name="T4"> </text:span><text:span text:style-name="T5">La</text:span><text:span text:style-name="T4"> </text:span><text:span text:style-name="T5">suppression</text:span><text:span text:style-name="T4"> </text:span><text:span text:style-name="T5">des</text:span><text:span text:style-name="T4"> </text:span><text:span text:style-name="T5">documents</text:span></text:h>
      <text:p text:style-name="Standard"><text:span text:style-name="T5">Se</text:span><text:span text:style-name="T4"> </text:span><text:span text:style-name="T5">fait</text:span><text:span text:style-name="T4"> </text:span><text:span text:style-name="T5">à</text:span><text:span text:style-name="T4"> </text:span><text:span text:style-name="T5">partir</text:span><text:span text:style-name="T4"> </text:span><text:span text:style-name="T5">de</text:span><text:span text:style-name="T4"> </text:span><text:span text:style-name="T5">l’icône</text:span><text:span text:style-name="T4"> </text:span><text:span text:style-name="T5">poubelle</text:span><text:span text:style-name="T4"> </text:span><text:span text:style-name="T5">de</text:span><text:span text:style-name="T4"> </text:span><text:span text:style-name="T5">la</text:span><text:span text:style-name="T4"> </text:span><text:span text:style-name="T5">fiche</text:span><text:span text:style-name="T4"> </text:span><text:span text:style-name="T5">dlg_docexternes ou du menu contextuel de la fiche.</text:span></text:p>
      <text:p text:style-name="Standard"><text:span text:style-name="T5">L’enregistrement</text:span><text:span text:style-name="T4"> </text:span><text:span text:style-name="T5">est</text:span><text:span text:style-name="T4"> </text:span><text:span text:style-name="T5">retiré</text:span><text:span text:style-name="T4"> </text:span><text:span text:style-name="T5">de</text:span><text:span text:style-name="T4"> </text:span><text:span text:style-name="T5">la</text:span><text:span text:style-name="T4"> </text:span><text:span text:style-name="T5">base</text:span><text:span text:style-name="T4"> </text:span><text:span text:style-name="T5">et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enregistré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ages.DocsASupptimer</text:span></text:p>
      <text:p text:style-name="Standard"><text:span text:style-name="T5">Un</text:span><text:span text:style-name="T4"> </text:span><text:span text:style-name="T5">timer</text:span><text:span text:style-name="T4"> </text:span><text:span text:style-name="T5">sur</text:span><text:span text:style-name="T4"> </text:span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scrute</text:span><text:span text:style-name="T4"> </text:span><text:span text:style-name="T5">cette</text:span><text:span text:style-name="T4"> </text:span><text:span text:style-name="T5">table</text:span><text:span text:style-name="T4"> </text:span><text:span text:style-name="T5">et</text:span><text:span text:style-name="T4"> </text:span><text:span text:style-name="T5">élimine</text:span><text:span text:style-name="T4"> </text:span><text:span text:style-name="T5">le</text:span><text:span text:style-name="T4"> </text:span><text:span text:style-name="T5">fichier.</text:span></text:p>
      <text:p text:style-name="Standard"/>
      <text:p text:style-name="Standard"><text:soft-page-break/></text:p>
      <text:p text:style-name="Heading"><text:span text:style-name="T5">Comment</text:span><text:span text:style-name="T4"> </text:span><text:span text:style-name="T5">ça</text:span><text:span text:style-name="T4"> </text:span><text:span text:style-name="T5">marche</text:span></text:p>
      <text:p text:style-name="Standard"/>
      <text:h text:style-name="Heading_20_1" text:outline-level="1"><text:span text:style-name="T5">I</text:span><text:span text:style-name="T4"> </text:span><text:span text:style-name="T5">-</text:span><text:span text:style-name="T4"> </text:span><text:span text:style-name="T5">ENREGISTREMENT</text:span><text:span text:style-name="T4"> </text:span><text:span text:style-name="T5">D'UN</text:span><text:span text:style-name="T4"> </text:span><text:span text:style-name="T5">FICHIER</text:span></text:h>
      <text:p text:style-name="Standard"/>
      <text:h text:style-name="Heading_20_2" text:outline-level="2"><text:span text:style-name="T5">A.</text:span><text:span text:style-name="T4"> </text:span><text:span text:style-name="T5">L'enregistrement</text:span><text:span text:style-name="T4"> </text:span><text:span text:style-name="T5">d'un</text:span><text:span text:style-name="T4"> </text:span><text:span text:style-name="T5">fichier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/text:h>
      <text:p text:style-name="Standard"><text:span text:style-name="T5">a</text:span><text:span text:style-name="T4"> </text:span><text:span text:style-name="T5">-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/text:p>
      <text:p text:style-name="Standard"><text:span text:style-name="T5">les</text:span><text:span text:style-name="T4"> </text:span><text:span text:style-name="T5">documents</text:span><text:span text:style-name="T4"> </text:span><text:span text:style-name="T5">d'imagerie</text:span><text:span text:style-name="T4"> </text:span><text:span text:style-name="T5">sont</text:span><text:span text:style-name="T4"> </text:span><text:span text:style-name="T5">émis</text:span><text:span text:style-name="T4"> </text:span><text:span text:style-name="T5">par</text:span><text:span text:style-name="T4"> </text:span><text:span text:style-name="T5">chaque</text:span><text:span text:style-name="T4"> </text:span><text:span text:style-name="T5">appareil</text:span><text:span text:style-name="T4"> </text:span><text:span text:style-name="T5">d'imagerie</text:span><text:span text:style-name="T4"> </text:span><text:span text:style-name="T5">sur</text:span><text:span text:style-name="T4"> </text:span><text:span text:style-name="T5">un</text:span><text:span text:style-name="T4"> </text:span><text:span text:style-name="T5">dossier</text:span><text:span text:style-name="T4"> </text:span><text:span text:style-name="T5">qui</text:span><text:span text:style-name="T4"> </text:span><text:span text:style-name="T5">leur</text:span><text:span text:style-name="T4"> </text:span><text:span text:style-name="T5">est</text:span><text:span text:style-name="T4"> </text:span><text:span text:style-name="T5">spécifique,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.</text:span></text:p>
      <text:p text:style-name="Standard"><text:span text:style-name="T5">une</text:span><text:span text:style-name="T4"> </text:span><text:span text:style-name="T5">instance</text:span><text:span text:style-name="T4"> </text:span><text:span text:style-name="T5">de</text:span><text:span text:style-name="T4"> </text:span><text:span text:style-name="T5">Rufus</text:span><text:span text:style-name="T4"> </text:span><text:span text:style-name="T5">et</text:span><text:span text:style-name="T4"> </text:span><text:span text:style-name="T5">une</text:span><text:span text:style-name="T4"> </text:span><text:span text:style-name="T5">seule</text:span><text:span text:style-name="T4"> </text:span><text:span text:style-name="T5">va</text:span><text:span text:style-name="T4"> </text:span><text:span text:style-name="T5">incorporer</text:span><text:span text:style-name="T4"> </text:span><text:span text:style-name="T5">ce</text:span><text:span text:style-name="T4"> </text:span><text:span text:style-name="T5">fichier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/text:p>
      <text:p text:style-name="Standard"><text:span text:style-name="T5">les</text:span><text:span text:style-name="T4"> </text:span><text:span text:style-name="T5">jpg</text:span><text:span text:style-name="T4"> </text:span><text:span text:style-name="T5">sont</text:span><text:span text:style-name="T4"> </text:span><text:span text:style-name="T5">comprimés</text:span><text:span text:style-name="T4"> </text:span><text:span text:style-name="T5">jusqu'à</text:span><text:span text:style-name="T4"> </text:span><text:span text:style-name="T5">une</text:span><text:span text:style-name="T4"> </text:span><text:span text:style-name="T5">taille</text:span><text:span text:style-name="T4"> </text:span><text:span text:style-name="T5">maximale</text:span><text:span text:style-name="T4"> </text:span><text:span text:style-name="T5">(256Ko)</text:span><text:span text:style-name="T4"> </text:span><text:span text:style-name="T5">définie</text:span><text:span text:style-name="T4"> </text:span><text:span text:style-name="T5">dans</text:span><text:span text:style-name="T4"> </text:span><text:span text:style-name="T5">macros.h</text:span><text:span text:style-name="T4"> </text:span><text:span text:style-name="T5">avant</text:span><text:span text:style-name="T4"> </text:span><text:span text:style-name="T5">d'être</text:span><text:span text:style-name="T4"> </text:span><text:span text:style-name="T5">incorporé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/text:p>
      <text:p text:style-name="Standard"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nommé</text:span><text:span text:style-name="T4"> </text:span><text:span text:style-name="T5">et</text:span><text:span text:style-name="T4"> </text:span><text:span text:style-name="T5">copié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/Images/DateduJour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><text:span text:style-name="T5">un</text:span><text:span text:style-name="T4"> </text:span><text:span text:style-name="T5">enregistrement</text:span><text:span text:style-name="T4"> </text:span><text:span text:style-name="T5">correspondant</text:span><text:span text:style-name="T4"> </text:span><text:span text:style-name="T5">à</text:span><text:span text:style-name="T4"> </text:span><text:span text:style-name="T5">ce</text:span><text:span text:style-name="T4"> </text:span><text:span text:style-name="T5">fichier</text:span><text:span text:style-name="T4"> </text:span><text:span text:style-name="T5">est</text:span><text:span text:style-name="T4"> </text:span><text:span text:style-name="T5">cré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et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vu</text:span><text:span text:style-name="T4"> </text:span><text:span text:style-name="T5">depuis</text:span><text:span text:style-name="T4"> </text:span><text:span text:style-name="T5">le</text:span><text:span text:style-name="T4"> </text:span><text:span text:style-name="T5">serveur</text:span><text:span text:style-name="T4"> </text:span><text:span text:style-name="T5">es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cet</text:span><text:span text:style-name="T4"> </text:span><text:span text:style-name="T5">enregistrement</text:span></text:p>
      <text:p text:style-name="Standard"><text:span text:style-name="T5">une</text:span><text:span text:style-name="T4"> </text:span><text:span text:style-name="T5">copie</text:span><text:span text:style-name="T4"> </text:span><text:span text:style-name="T5">du</text:span><text:span text:style-name="T4"> </text:span><text:span text:style-name="T5">fichier</text:span><text:span text:style-name="T4"> </text:span><text:span text:style-name="T5">d'origine</text:span><text:span text:style-name="T4"> </text:span><text:span text:style-name="T5">est</text:span><text:span text:style-name="T4"> </text:span><text:span text:style-name="T5">effectuée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Originaux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responsable</text:span><text:span text:style-name="T4"> </text:span><text:span text:style-name="T5">de</text:span><text:span text:style-name="T4"> </text:span><text:span text:style-name="T5">l'import</text:span><text:span text:style-name="T4"> </text:span><text:span text:style-name="T5">est</text:span><text:span text:style-name="T4"> </text:span><text:span text:style-name="T5">déterminé</text:span><text:span text:style-name="T4"> </text:span><text:span text:style-name="T5">par</text:span><text:span text:style-name="T4"> </text:span><text:span text:style-name="T5">un</text:span><text:span text:style-name="T4"> </text:span><text:span text:style-name="T5">ordre</text:span><text:span text:style-name="T4"> </text:span><text:span text:style-name="T5">de</text:span><text:span text:style-name="T4"> </text:span><text:span text:style-name="T5">priorité.</text:span><text:span text:style-name="T4"> </text:span><text:span text:style-name="T5">Si</text:span><text:span text:style-name="T4"> </text:span><text:span text:style-name="T5">RufusAdmin</text:span><text:span text:style-name="T4"> </text:span><text:span text:style-name="T5">est</text:span><text:span text:style-name="T4"> </text:span><text:span text:style-name="T5">utilisé,</text:span><text:span text:style-name="T4"> </text:span><text:span text:style-name="T5">ce</text:span><text:span text:style-name="T4"> </text:span><text:span text:style-name="T5">sera</text:span><text:span text:style-name="T4"> </text:span><text:span text:style-name="T5">lui</text:span><text:span text:style-name="T4"> </text:span><text:span text:style-name="T5">qui</text:span><text:span text:style-name="T4"> </text:span><text:span text:style-name="T5">importera.</text:span></text:p>
      <text:p text:style-name="Standard"><text:span text:style-name="T5">Sur</text:span><text:span text:style-name="T4"> </text:span><text:span text:style-name="T5">tous</text:span><text:span text:style-name="T4"> </text:span><text:span text:style-name="T5">les</text:span><text:span text:style-name="T4"> </text:span><text:span text:style-name="T5">postes,</text:span><text:span text:style-name="T4"> </text:span><text:span text:style-name="T5">un</text:span><text:span text:style-name="T4"> </text:span><text:span text:style-name="T5">timer</text:span><text:span text:style-name="T4"> </text:span><text:span text:style-name="T5">vérifie</text:span><text:span text:style-name="T4"> </text:span><text:span text:style-name="T5">chaque</text:span><text:span text:style-name="T4"> </text:span><text:span text:style-name="T5">minute</text:span><text:span text:style-name="T4"> </text:span><text:span text:style-name="T5">que</text:span><text:span text:style-name="T4"> </text:span><text:span text:style-name="T5">le</text:span><text:span text:style-name="T4"> </text:span><text:span text:style-name="T5">poste</text:span><text:span text:style-name="T4"> </text:span><text:span text:style-name="T5">responsable</text:span><text:span text:style-name="T4"> </text:span><text:span text:style-name="T5">de</text:span><text:span text:style-name="T4"> </text:span><text:span text:style-name="T5">l'import,</text:span><text:span text:style-name="T4"> </text:span><text:span text:style-name="T5">désigné</text:span><text:span text:style-name="T4"> </text:span><text:span text:style-name="T5">par</text:span><text:span text:style-name="T4"> </text:span><text:span text:style-name="T5">la</text:span><text:span text:style-name="T4"> </text:span><text:span text:style-name="T5">variable</text:span><text:span text:style-name="T4"> </text:span><text:span text:style-name="T5">SQL</text:span><text:span text:style-name="T4"> </text:span><text:span text:style-name="T5">PosteImportsDocs,</text:span><text:span text:style-name="T4"> </text:span><text:span text:style-name="T5">est</text:span><text:span text:style-name="T4"> </text:span><text:span text:style-name="T5">toujours</text:span><text:span text:style-name="T4"> </text:span><text:span text:style-name="T5">connecté.</text:span></text:p>
      <text:p text:style-name="Standard"><text:span text:style-name="T5">En</text:span><text:span text:style-name="T4"> </text:span><text:span text:style-name="T5">cas</text:span><text:span text:style-name="T4"> </text:span><text:span text:style-name="T5">de</text:span><text:span text:style-name="T4"> </text:span><text:span text:style-name="T5">déconnexion</text:span><text:span text:style-name="T4"> </text:span><text:span text:style-name="T5">de</text:span><text:span text:style-name="T4"> </text:span><text:span text:style-name="T5">ce</text:span><text:span text:style-name="T4"> </text:span><text:span text:style-name="T5">poste,</text:span><text:span text:style-name="T4"> </text:span><text:span text:style-name="T5">un</text:span><text:span text:style-name="T4"> </text:span><text:span text:style-name="T5">autre</text:span><text:span text:style-name="T4"> </text:span><text:span text:style-name="T5">poste</text:span><text:span text:style-name="T4"> </text:span><text:span text:style-name="T5">prend</text:span><text:span text:style-name="T4"> </text:span><text:span text:style-name="T5">la</text:span><text:span text:style-name="T4"> </text:span><text:span text:style-name="T5">place</text:span><text:span text:style-name="T4"> </text:span><text:span text:style-name="T5">en</text:span><text:span text:style-name="T4"> </text:span><text:span text:style-name="T5">fonction</text:span><text:span text:style-name="T4"> </text:span><text:span text:style-name="T5">de</text:span><text:span text:style-name="T4"> </text:span><text:span text:style-name="T5">l'ordre</text:span><text:span text:style-name="T4"> </text:span><text:span text:style-name="T5">de</text:span><text:span text:style-name="T4"> </text:span><text:span text:style-name="T5">priorité</text:span><text:span text:style-name="T4"> </text:span><text:span text:style-name="T5">RufusAdmin-&gt;RufusPrioritaire-&gt;Rufusnonprioritaire</text:span></text:p>
      <text:p text:style-name="Standard"><text:span text:style-name="T5">Pour</text:span><text:span text:style-name="T4"> </text:span><text:span text:style-name="T5">une</text:span><text:span text:style-name="T4"> </text:span><text:span text:style-name="T5">instance</text:span><text:span text:style-name="T4"> </text:span><text:span text:style-name="T5">rufus,</text:span><text:span text:style-name="T4"> </text:span><text:span text:style-name="T5">on</text:span><text:span text:style-name="T4"> </text:span><text:span text:style-name="T5">choisit</text:span><text:span text:style-name="T4"> </text:span><text:span text:style-name="T5">si</text:span><text:span text:style-name="T4"> </text:span><text:span text:style-name="T5">elle</text:span><text:span text:style-name="T4"> </text:span><text:span text:style-name="T5">est</text:span><text:span text:style-name="T4"> </text:span><text:span text:style-name="T5">prioritaire</text:span><text:span text:style-name="T4"> </text:span><text:span text:style-name="T5">dans</text:span><text:span text:style-name="T4"> </text:span><text:span text:style-name="T5">la</text:span><text:span text:style-name="T4"> </text:span><text:span text:style-name="T5">fiche</text:span><text:span text:style-name="T4"> </text:span><text:span text:style-name="T5">dlg_param,</text:span><text:span text:style-name="T4"> </text:span><text:span text:style-name="T5">onglet</text:span><text:span text:style-name="T4"> </text:span><text:span text:style-name="T5">Ce</text:span><text:span text:style-name="T4"> </text:span><text:span text:style-name="T5">Poste</text:span><text:span text:style-name="T4"> </text:span><text:span text:style-name="T5">-</text:span><text:span text:style-name="T4"> </text:span><text:span text:style-name="T5">le</text:span><text:span text:style-name="T4"> </text:span><text:span text:style-name="T5">choix</text:span><text:span text:style-name="T4"> </text:span><text:span text:style-name="T5">dépend</text:span><text:span text:style-name="T4"> </text:span><text:span text:style-name="T5">du</text:span><text:span text:style-name="T4"> </text:span><text:span text:style-name="T5">poste</text:span><text:span text:style-name="T4"> </text:span><text:span text:style-name="T5">et</text:span><text:span text:style-name="T4"> </text:span><text:span text:style-name="T5">pas</text:span><text:span text:style-name="T4"> </text:span><text:span text:style-name="T5">de</text:span><text:span text:style-name="T4"> </text:span><text:span text:style-name="T5">l'utilisateur</text:span><text:span text:style-name="T4"> </text:span><text:span text:style-name="T5">et</text:span><text:span text:style-name="T4"> </text:span><text:span text:style-name="T5">es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rufus.ini</text:span><text:span text:style-name="T4"> </text:span><text:span text:style-name="T5">du</text:span><text:span text:style-name="T4"> </text:span><text:span text:style-name="T5">poste</text:span></text:p>
      <text:p text:style-name="Standard"><text:span text:style-name="T5">Un</text:span><text:span text:style-name="T4"> </text:span><text:span text:style-name="T5">poste</text:span><text:span text:style-name="T4"> </text:span><text:span text:style-name="T5">distant</text:span><text:span text:style-name="T4"> </text:span><text:span text:style-name="T5">ne</text:span><text:span text:style-name="T4"> </text:span><text:span text:style-name="T5">peut</text:span><text:span text:style-name="T4"> </text:span><text:span text:style-name="T5">pas</text:span><text:span text:style-name="T4"> </text:span><text:span text:style-name="T5">importer</text:span><text:span text:style-name="T4"> </text:span><text:span text:style-name="T5">les</text:span><text:span text:style-name="T4"> </text:span><text:span text:style-name="T5">données.</text:span></text:p>
      <text:p text:style-name="Standard"><text:span text:style-name="T5">b</text:span><text:span text:style-name="T4"> </text:span><text:span text:style-name="T5">-</text:span><text:span text:style-name="T4"> </text:span><text:span text:style-name="T5">à</text:span><text:span text:style-name="T4"> </text:span><text:span text:style-name="T5">distance</text:span></text:p>
      <text:p text:style-name="Standard"><text:span text:style-name="T5">les</text:span><text:span text:style-name="T4"> </text:span><text:span text:style-name="T5">documents</text:span><text:span text:style-name="T4"> </text:span><text:span text:style-name="T5">d'imagerie</text:span><text:span text:style-name="T4"> </text:span><text:span text:style-name="T5">sont</text:span><text:span text:style-name="T4"> </text:span><text:span text:style-name="T5">émis</text:span><text:span text:style-name="T4"> </text:span><text:span text:style-name="T5">par</text:span><text:span text:style-name="T4"> </text:span><text:span text:style-name="T5">chaque</text:span><text:span text:style-name="T4"> </text:span><text:span text:style-name="T5">appareil</text:span><text:span text:style-name="T4"> </text:span><text:span text:style-name="T5">d'imagerie</text:span><text:span text:style-name="T4"> </text:span><text:span text:style-name="T5">sur</text:span><text:span text:style-name="T4"> </text:span><text:span text:style-name="T5">un</text:span><text:span text:style-name="T4"> </text:span><text:span text:style-name="T5">dossier</text:span><text:span text:style-name="T4"> </text:span><text:span text:style-name="T5">qui</text:span><text:span text:style-name="T4"> </text:span><text:span text:style-name="T5">leur</text:span><text:span text:style-name="T4"> </text:span><text:span text:style-name="T5">est</text:span><text:span text:style-name="T4"> </text:span><text:span text:style-name="T5">spécifique,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istant.</text:span></text:p>
      <text:p text:style-name="Standard"><text:span text:style-name="T5">les</text:span><text:span text:style-name="T4"> </text:span><text:span text:style-name="T5">jpg</text:span><text:span text:style-name="T4"> </text:span><text:span text:style-name="T5">sont</text:span><text:span text:style-name="T4"> </text:span><text:span text:style-name="T5">comprimés</text:span><text:span text:style-name="T4"> </text:span><text:span text:style-name="T5">jusqu'à</text:span><text:span text:style-name="T4"> </text:span><text:span text:style-name="T5">une</text:span><text:span text:style-name="T4"> </text:span><text:span text:style-name="T5">taille</text:span><text:span text:style-name="T4"> </text:span><text:span text:style-name="T5">maximale</text:span><text:span text:style-name="T4"> </text:span><text:span text:style-name="T5">(256Ko)</text:span><text:span text:style-name="T4"> </text:span><text:span text:style-name="T5">définie</text:span><text:span text:style-name="T4"> </text:span><text:span text:style-name="T5">dans</text:span><text:span text:style-name="T4"> </text:span><text:span text:style-name="T5">macros.h</text:span><text:span text:style-name="T4"> </text:span><text:span text:style-name="T5">avant</text:span><text:span text:style-name="T4"> </text:span><text:span text:style-name="T5">d'être</text:span><text:span text:style-name="T4"> </text:span><text:span text:style-name="T5">incorporé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/text:p>
      <text:p text:style-name="Standard"><text:span text:style-name="T5">un</text:span><text:span text:style-name="T4"> </text:span><text:span text:style-name="T5">poste</text:span><text:span text:style-name="T4"> </text:span><text:span text:style-name="T5">va</text:span><text:span text:style-name="T4"> </text:span><text:span text:style-name="T5">importer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le</text:span><text:span text:style-name="T4"> </text:span><text:span text:style-name="T5">fichier</text:span><text:span text:style-name="T4"> </text:span><text:span text:style-name="T5">d'imagerie</text:span><text:span text:style-name="T4"> </text:span><text:span text:style-name="T5">en</text:span><text:span text:style-name="T4"> </text:span><text:span text:style-name="T5">créant</text:span><text:span text:style-name="T4"> </text:span><text:span text:style-name="T5">l'enregistre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et</text:span><text:span text:style-name="T4"> </text:span><text:span text:style-name="T5">en</text:span><text:span text:style-name="T4"> </text:span><text:span text:style-name="T5">enregistrant</text:span><text:span text:style-name="T4"> </text:span><text:span text:style-name="T5">le</text:span><text:span text:style-name="T4"> </text:span><text:span text:style-name="T5">contenu</text:span><text:span text:style-name="T4"> </text:span><text:span text:style-name="T5">du</text:span><text:span text:style-name="T4"> </text:span><text:span text:style-name="T5">fichier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jpg</text:span><text:span text:style-name="T4"> </text:span><text:span text:style-name="T5">ou</text:span><text:span text:style-name="T4"> </text:span><text:span text:style-name="T5">pdf</text:span><text:span text:style-name="T4"> </text:span><text:span text:style-name="T5">de</text:span><text:span text:style-name="T4"> </text:span><text:span text:style-name="T5">cet</text:span><text:span text:style-name="T4"> </text:span><text:span text:style-name="T5">enregistrement.</text:span></text:p>
      <text:p text:style-name="Standard"><text:span text:style-name="T5">une</text:span><text:span text:style-name="T4"> </text:span><text:span text:style-name="T5">copie</text:span><text:span text:style-name="T4"> </text:span><text:span text:style-name="T5">du</text:span><text:span text:style-name="T4"> </text:span><text:span text:style-name="T5">fichier</text:span><text:span text:style-name="T4"> </text:span><text:span text:style-name="T5">d'origine</text:span><text:span text:style-name="T4"> </text:span><text:span text:style-name="T5">est</text:span><text:span text:style-name="T4"> </text:span><text:span text:style-name="T5">effectuée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Originaux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du</text:span><text:span text:style-name="T4"> </text:span><text:span text:style-name="T5">poste,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e</text:span><text:span text:style-name="T4"> </text:span><text:span text:style-name="T5">rufus.ini</text:span><text:span text:style-name="T4"> </text:span><text:span text:style-name="T5">de</text:span><text:span text:style-name="T4"> </text:span><text:span text:style-name="T5">ce</text:span><text:span text:style-name="T4"> </text:span><text:span text:style-name="T5">poste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text:span text:style-name="T4"> </text:span><text:span text:style-name="T5">va</text:span><text:span text:style-name="T4"> </text:span><text:span text:style-name="T5">extraire</text:span><text:span text:style-name="T4"> </text:span><text:span text:style-name="T5">ce</text:span><text:span text:style-name="T4"> </text:span><text:span text:style-name="T5">fichier</text:span><text:span text:style-name="T4"> </text:span><text:span text:style-name="T5">et</text:span><text:span text:style-name="T4"> </text:span><text:span text:style-name="T5">le</text:span><text:span text:style-name="T4"> </text:span><text:span text:style-name="T5">recréer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Image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ysteme</text:span><text:span text:style-name="T4"> </text:span><text:span text:style-name="T5">champ</text:span><text:span text:style-name="T4"> </text:span><text:span text:style-name="T5">Dirimagerie</text:span></text:p>
      <text:p text:style-name="Standard"/>
      <text:h text:style-name="Heading_20_2" text:outline-level="2"><text:span text:style-name="T5">B.</text:span><text:span text:style-name="T4"> </text:span><text:span text:style-name="T5">L'enregistrement</text:span><text:span text:style-name="T4"> </text:span><text:span text:style-name="T5">d'une</text:span><text:span text:style-name="T4"> </text:span><text:span text:style-name="T5">video</text:span></text:h>
      <text:p text:style-name="Standard"><text:span text:style-name="T5">ne</text:span><text:span text:style-name="T4"> </text:span><text:span text:style-name="T5">peut</text:span><text:span text:style-name="T4"> </text:span><text:span text:style-name="T5">se</text:span><text:span text:style-name="T4"> </text:span><text:span text:style-name="T5">faire</text:span><text:span text:style-name="T4"> </text:span><text:span text:style-name="T5">que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/text:p>
      <text:p text:style-name="Standard"><text:span text:style-name="T5">les</text:span><text:span text:style-name="T4"> </text:span><text:span text:style-name="T5">instances</text:span><text:span text:style-name="T4"> </text:span><text:span text:style-name="T5">de</text:span><text:span text:style-name="T4"> </text:span><text:span text:style-name="T5">Rufus</text:span><text:span text:style-name="T4"> </text:span><text:span text:style-name="T5">qui</text:span><text:span text:style-name="T4"> </text:span><text:span text:style-name="T5">enregistrent</text:span><text:span text:style-name="T4"> </text:span><text:span text:style-name="T5">le</text:span><text:span text:style-name="T4"> </text:span><text:span text:style-name="T5">fichier</text:span><text:span text:style-name="T4"> </text:span><text:span text:style-name="T5">video</text:span><text:span text:style-name="T4"> </text:span><text:span text:style-name="T5">le</text:span><text:span text:style-name="T4"> </text:span><text:span text:style-name="T5">font</text:span><text:span text:style-name="T4"> </text:span><text:span text:style-name="T5">directement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 n'intervient</text:span><text:span text:style-name="T4"> </text:span><text:span text:style-name="T5">pas</text:span></text:p>
      <text:p text:style-name="Standard"><text:soft-page-break/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nommé</text:span><text:span text:style-name="T4"> </text:span><text:span text:style-name="T5">et</text:span><text:span text:style-name="T4"> </text:span><text:span text:style-name="T5">copié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Video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><text:span text:style-name="T5">un</text:span><text:span text:style-name="T4"> </text:span><text:span text:style-name="T5">enregistrement</text:span><text:span text:style-name="T4"> </text:span><text:span text:style-name="T5">correspondant</text:span><text:span text:style-name="T4"> </text:span><text:span text:style-name="T5">à</text:span><text:span text:style-name="T4"> </text:span><text:span text:style-name="T5">ce</text:span><text:span text:style-name="T4"> </text:span><text:span text:style-name="T5">fichier</text:span><text:span text:style-name="T4"> </text:span><text:span text:style-name="T5">est</text:span><text:span text:style-name="T4"> </text:span><text:span text:style-name="T5">cré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et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vu</text:span><text:span text:style-name="T4"> </text:span><text:span text:style-name="T5">depuis</text:span><text:span text:style-name="T4"> </text:span><text:span text:style-name="T5">le</text:span><text:span text:style-name="T4"> </text:span><text:span text:style-name="T5">serveur</text:span><text:span text:style-name="T4"> </text:span><text:span text:style-name="T5">es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cet</text:span><text:span text:style-name="T4"> </text:span><text:span text:style-name="T5">enregistrement</text:span></text:p>
      <text:p text:style-name="Standard"><text:span text:style-name="T5">Un</text:span><text:span text:style-name="T4"> </text:span><text:span text:style-name="T5">poste</text:span><text:span text:style-name="T4"> </text:span><text:span text:style-name="T5">distant</text:span><text:span text:style-name="T4"> </text:span><text:span text:style-name="T5">ne</text:span><text:span text:style-name="T4"> </text:span><text:span text:style-name="T5">peut</text:span><text:span text:style-name="T4"> </text:span><text:span text:style-name="T5">pas</text:span><text:span text:style-name="T4"> </text:span><text:span text:style-name="T5">importer</text:span><text:span text:style-name="T4"> </text:span><text:span text:style-name="T5">de</text:span><text:span text:style-name="T4"> </text:span><text:span text:style-name="T5">video.</text:span></text:p>
      <text:h text:style-name="Heading_20_2" text:outline-level="2"><text:span text:style-name="T7">C</text:span><text:span text:style-name="T5">.</text:span><text:span text:style-name="T4"> </text:span><text:span text:style-name="T5">L'enregistrement</text:span><text:span text:style-name="T4"> </text:span><text:span text:style-name="T5">d'un</text:span><text:span text:style-name="T4"> </text:span><text:span text:style-name="T5">document</text:span><text:span text:style-name="T4"> </text:span><text:span text:style-name="T5">scanné</text:span></text:h>
      <text:p text:style-name="Standard"><text:span text:style-name="T5">a</text:span><text:span text:style-name="T4"> </text:span><text:span text:style-name="T5">-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/text:p>
      <text:p text:style-name="Standard"><text:span text:style-name="T5">les</text:span><text:span text:style-name="T4"> </text:span><text:span text:style-name="T5">instances</text:span><text:span text:style-name="T4"> </text:span><text:span text:style-name="T5">de</text:span><text:span text:style-name="T4"> </text:span><text:span text:style-name="T5">Rufus</text:span><text:span text:style-name="T4"> </text:span><text:span text:style-name="T5">qui</text:span><text:span text:style-name="T4"> </text:span><text:span text:style-name="T5">enregistrent</text:span><text:span text:style-name="T4"> </text:span><text:span text:style-name="T5">le</text:span><text:span text:style-name="T4"> </text:span><text:span text:style-name="T5">fichier</text:span><text:span text:style-name="T4"> </text:span><text:span text:style-name="T5">scanné</text:span><text:span text:style-name="T4"> </text:span><text:span text:style-name="T5">le</text:span><text:span text:style-name="T4"> </text:span><text:span text:style-name="T5">font</text:span><text:span text:style-name="T4"> </text:span><text:span text:style-name="T5">directement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 n'intervient</text:span><text:span text:style-name="T4"> </text:span><text:span text:style-name="T5">pas</text:span></text:p>
      <text:p text:style-name="Standard"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nommé</text:span><text:span text:style-name="T4"> </text:span><text:span text:style-name="T5">et</text:span><text:span text:style-name="T4"> </text:span><text:span text:style-name="T5">copié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Image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><text:span text:style-name="T5">un</text:span><text:span text:style-name="T4"> </text:span><text:span text:style-name="T5">enregistrement</text:span><text:span text:style-name="T4"> </text:span><text:span text:style-name="T5">correspondant</text:span><text:span text:style-name="T4"> </text:span><text:span text:style-name="T5">à</text:span><text:span text:style-name="T4"> </text:span><text:span text:style-name="T5">ce</text:span><text:span text:style-name="T4"> </text:span><text:span text:style-name="T5">fichier</text:span><text:span text:style-name="T4"> </text:span><text:span text:style-name="T5">est</text:span><text:span text:style-name="T4"> </text:span><text:span text:style-name="T5">cré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text:span text:style-name="T4"> </text:span><text:span text:style-name="T5">et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vu</text:span><text:span text:style-name="T4"> </text:span><text:span text:style-name="T5">depuis</text:span><text:span text:style-name="T4"> </text:span><text:span text:style-name="T5">le</text:span><text:span text:style-name="T4"> </text:span><text:span text:style-name="T5">serveur</text:span><text:span text:style-name="T4"> </text:span><text:span text:style-name="T5">es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cet</text:span><text:span text:style-name="T4"> </text:span><text:span text:style-name="T5">enregistrement</text:span></text:p>
      <text:p text:style-name="Standard"><text:span text:style-name="T5">b</text:span><text:span text:style-name="T4"> </text:span><text:span text:style-name="T5">-</text:span><text:span text:style-name="T4"> </text:span><text:span text:style-name="T5">à</text:span><text:span text:style-name="T4"> </text:span><text:span text:style-name="T5">distance</text:span></text:p>
      <text:p text:style-name="Standard"><text:span text:style-name="T5">le</text:span><text:span text:style-name="T4"> </text:span><text:span text:style-name="T5">fonctionnement</text:span><text:span text:style-name="T4"> </text:span><text:span text:style-name="T5">est</text:span><text:span text:style-name="T4"> </text:span><text:span text:style-name="T5">le</text:span><text:span text:style-name="T4"> </text:span><text:span text:style-name="T5">même</text:span><text:span text:style-name="T4"> </text:span><text:span text:style-name="T5">que</text:span><text:span text:style-name="T4"> </text:span><text:span text:style-name="T5">pour</text:span><text:span text:style-name="T4"> </text:span><text:span text:style-name="T5">les</text:span><text:span text:style-name="T4"> </text:span><text:span text:style-name="T5">fichiers</text:span><text:span text:style-name="T4"> </text:span><text:span text:style-name="T5">d'imagerie</text:span></text:p>
      <text:p text:style-name="Standard"><text:span text:style-name="T5">les</text:span><text:span text:style-name="T4"> </text:span><text:span text:style-name="T5">documents</text:span><text:span text:style-name="T4"> </text:span><text:span text:style-name="T5">scannés</text:span><text:span text:style-name="T4"> </text:span><text:span text:style-name="T5">sont</text:span><text:span text:style-name="T4"> </text:span><text:span text:style-name="T5">importé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text:span text:style-name="T4"> </text:span><text:span text:style-name="T5">qui</text:span><text:span text:style-name="T4"> </text:span><text:span text:style-name="T5">les</text:span><text:span text:style-name="T4"> </text:span><text:span text:style-name="T5">a</text:span><text:span text:style-name="T4"> </text:span><text:span text:style-name="T5">enregistrés</text:span><text:span text:style-name="T4"> </text:span><text:span text:style-name="T5">en</text:span><text:span text:style-name="T4"> </text:span><text:span text:style-name="T5">créant</text:span><text:span text:style-name="T4"> </text:span><text:span text:style-name="T5">l'enregistre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ions</text:span><text:span text:style-name="T4"> </text:span><text:span text:style-name="T5">et</text:span><text:span text:style-name="T4"> </text:span><text:span text:style-name="T5">en</text:span><text:span text:style-name="T4"> </text:span><text:span text:style-name="T5">enregistrant</text:span><text:span text:style-name="T4"> </text:span><text:span text:style-name="T5">le</text:span><text:span text:style-name="T4"> </text:span><text:span text:style-name="T5">contenu</text:span><text:span text:style-name="T4"> </text:span><text:span text:style-name="T5">du</text:span><text:span text:style-name="T4"> </text:span><text:span text:style-name="T5">fichier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jpg</text:span><text:span text:style-name="T4"> </text:span><text:span text:style-name="T5">ou</text:span><text:span text:style-name="T4"> </text:span><text:span text:style-name="T5">pdf</text:span><text:span text:style-name="T4"> </text:span><text:span text:style-name="T5">de</text:span><text:span text:style-name="T4"> </text:span><text:span text:style-name="T5">cet</text:span><text:span text:style-name="T4"> </text:span><text:span text:style-name="T5">enregistrement.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text:span text:style-name="T4"> </text:span><text:span text:style-name="T5">va</text:span><text:span text:style-name="T4"> </text:span><text:span text:style-name="T5">extraire</text:span><text:span text:style-name="T4"> </text:span><text:span text:style-name="T5">ce</text:span><text:span text:style-name="T4"> </text:span><text:span text:style-name="T5">fichier</text:span><text:span text:style-name="T4"> </text:span><text:span text:style-name="T5">et</text:span><text:span text:style-name="T4"> </text:span><text:span text:style-name="T5">le</text:span><text:span text:style-name="T4"> </text:span><text:span text:style-name="T5">recréer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Image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/>
      <text:h text:style-name="Heading_20_2" text:outline-level="2"><text:span text:style-name="T5">D.</text:span><text:span text:style-name="T4"> </text:span><text:span text:style-name="T5">L'enregistrement</text:span><text:span text:style-name="T4"> </text:span><text:span text:style-name="T5">d'une</text:span><text:span text:style-name="T4"> </text:span><text:span text:style-name="T5">facture</text:span></text:h>
      <text:p text:style-name="Standard"><text:span text:style-name="T5">fonctionne</text:span><text:span text:style-name="T4"> </text:span><text:span text:style-name="T5">comme</text:span><text:span text:style-name="T4"> </text:span><text:span text:style-name="T5">pour</text:span><text:span text:style-name="T4"> </text:span><text:span text:style-name="T5">les</text:span><text:span text:style-name="T4"> </text:span><text:span text:style-name="T5">documents</text:span><text:span text:style-name="T4"> </text:span><text:span text:style-name="T5">scannés</text:span><text:span text:style-name="T4"> </text:span><text:span text:style-name="T5">mais</text:span><text:span text:style-name="T4"> </text:span><text:span text:style-name="T5">c'est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Factures</text:span><text:span text:style-name="T4"> </text:span><text:span text:style-name="T5">qui</text:span><text:span text:style-name="T4"> </text:span><text:span text:style-name="T5">est</text:span><text:span text:style-name="T4"> </text:span><text:span text:style-name="T5">utilisé</text:span><text:span text:style-name="T4"> </text:span><text:span text:style-name="T5">et</text:span><text:span text:style-name="T4"> </text:span><text:span text:style-name="T5">la</text:span><text:span text:style-name="T4"> </text:span><text:span text:style-name="T5">table</text:span><text:span text:style-name="T4"> </text:span><text:span text:style-name="T5">Factures</text:span></text:p>
      <text:p text:style-name="Standard"><text:span text:style-name="T5">a</text:span><text:span text:style-name="T4"> </text:span><text:span text:style-name="T5">-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/text:p>
      <text:p text:style-name="Standard"><text:span text:style-name="T5">les</text:span><text:span text:style-name="T4"> </text:span><text:span text:style-name="T5">instances</text:span><text:span text:style-name="T4"> </text:span><text:span text:style-name="T5">de</text:span><text:span text:style-name="T4"> </text:span><text:span text:style-name="T5">Rufus</text:span><text:span text:style-name="T4"> </text:span><text:span text:style-name="T5">qui</text:span><text:span text:style-name="T4"> </text:span><text:span text:style-name="T5">enregistrent</text:span><text:span text:style-name="T4"> </text:span><text:span text:style-name="T5">le</text:span><text:span text:style-name="T4"> </text:span><text:span text:style-name="T5">fichier</text:span><text:span text:style-name="T4"> </text:span><text:span text:style-name="T5">scanné</text:span><text:span text:style-name="T4"> </text:span><text:span text:style-name="T5">le</text:span><text:span text:style-name="T4"> </text:span><text:span text:style-name="T5">font</text:span><text:span text:style-name="T4"> </text:span><text:span text:style-name="T5">directement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 n'intervient</text:span><text:span text:style-name="T4"> </text:span><text:span text:style-name="T5">pas</text:span></text:p>
      <text:p text:style-name="Standard"><text:span text:style-name="T5">le</text:span><text:span text:style-name="T4"> </text:span><text:span text:style-name="T5">fichier</text:span><text:span text:style-name="T4"> </text:span><text:span text:style-name="T5">est</text:span><text:span text:style-name="T4"> </text:span><text:span text:style-name="T5">renommé</text:span><text:span text:style-name="T4"> </text:span><text:span text:style-name="T5">et</text:span><text:span text:style-name="T4"> </text:span><text:span text:style-name="T5">copié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Facture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><text:span text:style-name="T5">pour</text:span><text:span text:style-name="T4"> </text:span><text:span text:style-name="T5">chaque</text:span><text:span text:style-name="T4"> </text:span><text:span text:style-name="T5">utilisateur,</text:span><text:span text:style-name="T4"> </text:span><text:span text:style-name="T5">un</text:span><text:span text:style-name="T4"> </text:span><text:span text:style-name="T5">sous-dossier</text:span><text:span text:style-name="T4"> </text:span><text:span text:style-name="T5">du</text:span><text:span text:style-name="T4"> </text:span><text:span text:style-name="T5">nom</text:span><text:span text:style-name="T4"> </text:span><text:span text:style-name="T5">de</text:span><text:span text:style-name="T4"> </text:span><text:span text:style-name="T5">l'utilisateur</text:span><text:span text:style-name="T4"> </text:span><text:span text:style-name="T5">est</text:span><text:span text:style-name="T4"> </text:span><text:span text:style-name="T5">créé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eir</text:span><text:span text:style-name="T4"> </text:span><text:span text:style-name="T5">Factures</text:span><text:span text:style-name="T4"> </text:span><text:span text:style-name="T5">et</text:span><text:span text:style-name="T4"> </text:span><text:span text:style-name="T5">c'est</text:span><text:span text:style-name="T4"> </text:span><text:span text:style-name="T5">dans</text:span><text:span text:style-name="T4"> </text:span><text:span text:style-name="T5">ce</text:span><text:span text:style-name="T4"> </text:span><text:span text:style-name="T5">sous-dossier</text:span><text:span text:style-name="T4"> </text:span><text:span text:style-name="T5">que</text:span><text:span text:style-name="T4"> </text:span><text:span text:style-name="T5">sont</text:span><text:span text:style-name="T4"> </text:span><text:span text:style-name="T5">enregistrées</text:span><text:span text:style-name="T4"> </text:span><text:span text:style-name="T5">les</text:span><text:span text:style-name="T4"> </text:span><text:span text:style-name="T5">factures</text:span></text:p>
      <text:p text:style-name="Standard"><text:span text:style-name="T5">un</text:span><text:span text:style-name="T4"> </text:span><text:span text:style-name="T5">enregistrement</text:span><text:span text:style-name="T4"> </text:span><text:span text:style-name="T5">correspondant</text:span><text:span text:style-name="T4"> </text:span><text:span text:style-name="T5">à</text:span><text:span text:style-name="T4"> </text:span><text:span text:style-name="T5">ce</text:span><text:span text:style-name="T4"> </text:span><text:span text:style-name="T5">fichier</text:span><text:span text:style-name="T4"> </text:span><text:span text:style-name="T5">est</text:span><text:span text:style-name="T4"> </text:span><text:span text:style-name="T5">cré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Factures</text:span><text:span text:style-name="T4"> </text:span><text:span text:style-name="T5">et</text:span><text:span text:style-name="T4"> </text:span><text:span text:style-name="T5">le</text:span><text:span text:style-name="T4"> </text:span><text:span text:style-name="T5">lien</text:span><text:span text:style-name="T4"> </text:span><text:span text:style-name="T5">vers</text:span><text:span text:style-name="T4"> </text:span><text:span text:style-name="T5">le</text:span><text:span text:style-name="T4"> </text:span><text:span text:style-name="T5">fichier</text:span><text:span text:style-name="T4"> </text:span><text:span text:style-name="T5">vu</text:span><text:span text:style-name="T4"> </text:span><text:span text:style-name="T5">depuis</text:span><text:span text:style-name="T4"> </text:span><text:span text:style-name="T5">le</text:span><text:span text:style-name="T4"> </text:span><text:span text:style-name="T5">serveur</text:span><text:span text:style-name="T4"> </text:span><text:span text:style-name="T5">es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cet</text:span><text:span text:style-name="T4"> </text:span><text:span text:style-name="T5">enregistrement</text:span></text:p>
      <text:p text:style-name="Standard"><text:span text:style-name="T5">b</text:span><text:span text:style-name="T4"> </text:span><text:span text:style-name="T5">-</text:span><text:span text:style-name="T4"> </text:span><text:span text:style-name="T5">à</text:span><text:span text:style-name="T4"> </text:span><text:span text:style-name="T5">distance</text:span></text:p>
      <text:p text:style-name="Standard"><text:span text:style-name="T5">le</text:span><text:span text:style-name="T4"> </text:span><text:span text:style-name="T5">fonctionnement</text:span><text:span text:style-name="T4"> </text:span><text:span text:style-name="T5">est</text:span><text:span text:style-name="T4"> </text:span><text:span text:style-name="T5">le</text:span><text:span text:style-name="T4"> </text:span><text:span text:style-name="T5">même</text:span><text:span text:style-name="T4"> </text:span><text:span text:style-name="T5">que</text:span><text:span text:style-name="T4"> </text:span><text:span text:style-name="T5">pour</text:span><text:span text:style-name="T4"> </text:span><text:span text:style-name="T5">les</text:span><text:span text:style-name="T4"> </text:span><text:span text:style-name="T5">fichiers</text:span><text:span text:style-name="T4"> </text:span><text:span text:style-name="T5">d'imagerie</text:span></text:p>
      <text:p text:style-name="Standard"><text:span text:style-name="T5">les</text:span><text:span text:style-name="T4"> </text:span><text:span text:style-name="T5">documents</text:span><text:span text:style-name="T4"> </text:span><text:span text:style-name="T5">scannés</text:span><text:span text:style-name="T4"> </text:span><text:span text:style-name="T5">sont</text:span><text:span text:style-name="T4"> </text:span><text:span text:style-name="T5">importé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text:span text:style-name="T4"> </text:span><text:span text:style-name="T5">qui</text:span><text:span text:style-name="T4"> </text:span><text:span text:style-name="T5">les</text:span><text:span text:style-name="T4"> </text:span><text:span text:style-name="T5">a</text:span><text:span text:style-name="T4"> </text:span><text:span text:style-name="T5">enregistrés</text:span><text:span text:style-name="T4"> </text:span><text:span text:style-name="T5">en</text:span><text:span text:style-name="T4"> </text:span><text:span text:style-name="T5">créant</text:span><text:span text:style-name="T4"> </text:span><text:span text:style-name="T5">l'enregistrement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Factures</text:span><text:span text:style-name="T4"> </text:span><text:span text:style-name="T5">et</text:span><text:span text:style-name="T4"> </text:span><text:span text:style-name="T5">en</text:span><text:span text:style-name="T4"> </text:span><text:span text:style-name="T5">enregistrant</text:span><text:span text:style-name="T4"> </text:span><text:span text:style-name="T5">le</text:span><text:span text:style-name="T4"> </text:span><text:span text:style-name="T5">contenu</text:span><text:span text:style-name="T4"> </text:span><text:span text:style-name="T5">du</text:span><text:span text:style-name="T4"> </text:span><text:span text:style-name="T5">fichier</text:span><text:span text:style-name="T4"> </text:span><text:span text:style-name="T5">dans</text:span><text:span text:style-name="T4"> </text:span><text:span text:style-name="T5">le</text:span><text:span text:style-name="T4"> </text:span><text:span text:style-name="T5">champ</text:span><text:span text:style-name="T4"> </text:span><text:span text:style-name="T5">jpg</text:span><text:span text:style-name="T4"> </text:span><text:span text:style-name="T5">ou</text:span><text:span text:style-name="T4"> </text:span><text:span text:style-name="T5">pdf</text:span><text:span text:style-name="T4"> </text:span><text:span text:style-name="T5">de</text:span><text:span text:style-name="T4"> </text:span><text:span text:style-name="T5">cet</text:span><text:span text:style-name="T4"> </text:span><text:span text:style-name="T5">enregistrement.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importateur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text:span text:style-name="T4"> </text:span><text:span text:style-name="T5">du</text:span><text:span text:style-name="T4"> </text:span><text:span text:style-name="T5">serveur</text:span><text:span text:style-name="T4"> </text:span><text:span text:style-name="T5">va</text:span><text:span text:style-name="T4"> </text:span><text:span text:style-name="T5">extraire</text:span><text:span text:style-name="T4"> </text:span><text:span text:style-name="T5">ce</text:span><text:span text:style-name="T4"> </text:span><text:span text:style-name="T5">fichier</text:span><text:span text:style-name="T4"> </text:span><text:span text:style-name="T5">et</text:span><text:span text:style-name="T4"> </text:span><text:span text:style-name="T5">le</text:span><text:span text:style-name="T4"> </text:span><text:span text:style-name="T5">recréer</text:span><text:span text:style-name="T4"> </text:span><text:span text:style-name="T5">dans</text:span><text:span text:style-name="T4"> </text:span><text:span text:style-name="T5">le</text:span><text:span text:style-name="T4"> </text:span><text:span text:style-name="T5">sous-dossier</text:span><text:span text:style-name="T4"> </text:span><text:span text:style-name="T5">Facturess</text:span><text:span text:style-name="T4"> </text:span><text:span text:style-name="T5">du</text:span><text:span text:style-name="T4"> </text:span><text:span text:style-name="T5">dossier</text:span><text:span text:style-name="T4"> </text:span><text:span text:style-name="T5">d'imagerie</text:span><text:span text:style-name="T4"> </text:span><text:span text:style-name="T5">tel</text:span><text:span text:style-name="T4"> </text:span><text:span text:style-name="T5">qu'il</text:span><text:span text:style-name="T4"> </text:span><text:span text:style-name="T5">est</text:span><text:span text:style-name="T4"> </text:span><text:span text:style-name="T5">défini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parametressysteme</text:span><text:span text:style-name="T4"> </text:span><text:span text:style-name="T5">champ</text:span><text:span text:style-name="T4"> </text:span><text:span text:style-name="T5">Dirimagerie</text:span></text:p>
      <text:p text:style-name="Standard"/>
      <text:p text:style-name="Standard"/>
      <text:p text:style-name="Standard"/>
      <text:h text:style-name="Heading_20_1" text:outline-level="1"><text:soft-page-break/><text:span text:style-name="T5">II</text:span><text:span text:style-name="T4"> </text:span><text:span text:style-name="T5">-</text:span><text:span text:style-name="T4"> </text:span><text:span text:style-name="T5">LECTURE</text:span><text:span text:style-name="T4"> </text:span><text:span text:style-name="T5">D'UN</text:span><text:span text:style-name="T4"> </text:span><text:span text:style-name="T5">FICHIER</text:span></text:h>
      <text:p text:style-name="Standard"/>
      <text:h text:style-name="Heading_20_2" text:outline-level="2"><text:span text:style-name="T5">A.</text:span><text:span text:style-name="T4"> </text:span><text:span text:style-name="T5">La</text:span><text:span text:style-name="T4"> </text:span><text:span text:style-name="T5">lecture</text:span><text:span text:style-name="T4"> </text:span><text:span text:style-name="T5">d'un</text:span><text:span text:style-name="T4"> </text:span><text:span text:style-name="T5">fichier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text:span text:style-name="T4"> </text:span><text:span text:style-name="T5">(image,</text:span><text:span text:style-name="T4"> </text:span><text:span text:style-name="T5">document</text:span><text:span text:style-name="T4"> </text:span><text:span text:style-name="T5">scanné</text:span><text:span text:style-name="T4"> </text:span><text:span text:style-name="T5">ou</text:span><text:span text:style-name="T4"> </text:span><text:span text:style-name="T5">facture)</text:span></text:h>
      <text:p text:style-name="Standard"><text:span text:style-name="T5">peut</text:span><text:span text:style-name="T4"> </text:span><text:span text:style-name="T5">se</text:span><text:span text:style-name="T4"> </text:span><text:span text:style-name="T5">faire</text:span><text:span text:style-name="T4"> </text:span><text:span text:style-name="T5">de</text:span><text:span text:style-name="T4"> </text:span><text:span text:style-name="T5">n'importe</text:span><text:span text:style-name="T4"> </text:span><text:span text:style-name="T5">quel</text:span><text:span text:style-name="T4"> </text:span><text:span text:style-name="T5">emplacement</text:span></text:p>
      <text:p text:style-name="Standard"><text:span text:style-name="T5">pour</text:span><text:span text:style-name="T4"> </text:span><text:span text:style-name="T5">ne</text:span><text:span text:style-name="T4"> </text:span><text:span text:style-name="T5">pas</text:span><text:span text:style-name="T4"> </text:span><text:span text:style-name="T5">être</text:span><text:span text:style-name="T4"> </text:span><text:span text:style-name="T5">transmis</text:span><text:span text:style-name="T4"> </text:span><text:span text:style-name="T5">en</text:span><text:span text:style-name="T4"> </text:span><text:span text:style-name="T5">clair</text:span><text:span text:style-name="T4"> </text:span><text:span text:style-name="T5">sur</text:span><text:span text:style-name="T4"> </text:span><text:span text:style-name="T5">le</text:span><text:span text:style-name="T4"> </text:span><text:span text:style-name="T5">réseau,</text:span><text:span text:style-name="T4"> </text:span><text:span text:style-name="T5">les</text:span><text:span text:style-name="T4"> </text:span><text:span text:style-name="T5">fichiers</text:span><text:span text:style-name="T4"> </text:span><text:span text:style-name="T5">sont</text:span><text:span text:style-name="T4"> </text:span><text:span text:style-name="T5">réincorporés</text:span><text:span text:style-name="T4"> </text:span><text:span text:style-name="T5">dans</text:span><text:span text:style-name="T4"> </text:span><text:span text:style-name="T5">la</text:span><text:span text:style-name="T4"> </text:span><text:span text:style-name="T5">base</text:span><text:span text:style-name="T4"> </text:span><text:span text:style-name="T5">de</text:span><text:span text:style-name="T4"> </text:span><text:span text:style-name="T5">données</text:span><text:span text:style-name="T4"> </text:span><text:span text:style-name="T5">avant</text:span><text:span text:style-name="T4"> </text:span><text:span text:style-name="T5">d'être</text:span><text:span text:style-name="T4"> </text:span><text:span text:style-name="T5">lus</text:span><text:span text:style-name="T4"> </text:span><text:span text:style-name="T5">par</text:span><text:span text:style-name="T4"> </text:span><text:span text:style-name="T5">le</text:span><text:span text:style-name="T4"> </text:span><text:span text:style-name="T5">poste</text:span><text:span text:style-name="T4"> </text:span><text:span text:style-name="T5">qui</text:span><text:span text:style-name="T4"> </text:span><text:span text:style-name="T5">veut</text:span><text:span text:style-name="T4"> </text:span><text:span text:style-name="T5">les</text:span><text:span text:style-name="T4"> </text:span><text:span text:style-name="T5">visionner</text:span></text:p>
      <text:p text:style-name="Standard"><text:span text:style-name="T5">Quand</text:span><text:span text:style-name="T4"> </text:span><text:span text:style-name="T5">un</text:span><text:span text:style-name="T4"> </text:span><text:span text:style-name="T5">poste</text:span><text:span text:style-name="T4"> </text:span><text:span text:style-name="T5">veut</text:span><text:span text:style-name="T4"> </text:span><text:span text:style-name="T5">lire</text:span><text:span text:style-name="T4"> </text:span><text:span text:style-name="T5">un</text:span><text:span text:style-name="T4"> </text:span><text:span text:style-name="T5">fichier</text:span><text:span text:style-name="T4"> </text:span><text:span text:style-name="T5">image,</text:span><text:span text:style-name="T4"> </text:span><text:span text:style-name="T5">il</text:span><text:span text:style-name="T4"> </text:span><text:span text:style-name="T5">crée</text:span><text:span text:style-name="T4"> </text:span><text:span text:style-name="T5">une</text:span><text:span text:style-name="T4"> </text:span><text:span text:style-name="T5">instruction</text:span><text:span text:style-name="T4"> </text:span><text:span text:style-name="T5">SQL</text:span><text:span text:style-name="T4"> </text:span><text:span text:style-name="T5">pour</text:span><text:span text:style-name="T4"> </text:span><text:span text:style-name="T5">recopier</text:span><text:span text:style-name="T4"> </text:span><text:span text:style-name="T5">le</text:span><text:span text:style-name="T4"> </text:span><text:span text:style-name="T5">contenu</text:span><text:span text:style-name="T4"> </text:span><text:span text:style-name="T5">du</text:span><text:span text:style-name="T4"> </text:span><text:span text:style-name="T5">fichier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EchangeImages</text:span><text:span text:style-name="T4"> </text:span><text:span text:style-name="T5">de</text:span><text:span text:style-name="T4"> </text:span><text:span text:style-name="T5">la</text:span><text:span text:style-name="T4"> </text:span><text:span text:style-name="T5">base</text:span><text:span text:style-name="T4"> </text:span><text:span text:style-name="T5">Images</text:span><text:span text:style-name="T4"> </text:span><text:span text:style-name="T5">et</text:span><text:span text:style-name="T4"> </text:span><text:span text:style-name="T5">il</text:span><text:span text:style-name="T4"> </text:span><text:span text:style-name="T5">lit</text:span><text:span text:style-name="T4"> </text:span><text:span text:style-name="T5">ensuite</text:span><text:span text:style-name="T4"> </text:span><text:span text:style-name="T5">cette</text:span><text:span text:style-name="T4"> </text:span><text:span text:style-name="T5">image</text:span></text:p>
      <text:p text:style-name="Standard"><text:span text:style-name="T5">Avant</text:span><text:span text:style-name="T4"> </text:span><text:span text:style-name="T5">chaque</text:span><text:span text:style-name="T4"> </text:span><text:span text:style-name="T5">sauvegarde,</text:span><text:span text:style-name="T4"> </text:span><text:span text:style-name="T5">cette</text:span><text:span text:style-name="T4"> </text:span><text:span text:style-name="T5">table</text:span><text:span text:style-name="T4"> </text:span><text:span text:style-name="T5">est</text:span><text:span text:style-name="T4"> </text:span><text:span text:style-name="T5">vidée</text:span><text:span text:style-name="T4"> </text:span><text:span text:style-name="T5">de</text:span><text:span text:style-name="T4"> </text:span><text:span text:style-name="T5">son</text:span><text:span text:style-name="T4"> </text:span><text:span text:style-name="T5">contenu</text:span></text:p>
      <text:h text:style-name="Heading_20_2" text:outline-level="2"><text:span text:style-name="T5">B.</text:span><text:span text:style-name="T4"> </text:span><text:span text:style-name="T5">La</text:span><text:span text:style-name="T4"> </text:span><text:span text:style-name="T5">lecture</text:span><text:span text:style-name="T4"> </text:span><text:span text:style-name="T5">d'une</text:span><text:span text:style-name="T4"> </text:span><text:span text:style-name="T5">video</text:span></text:h>
      <text:p text:style-name="Standard"><text:span text:style-name="T5">ne</text:span><text:span text:style-name="T4"> </text:span><text:span text:style-name="T5">se</text:span><text:span text:style-name="T4"> </text:span><text:span text:style-name="T5">fait</text:span><text:span text:style-name="T4"> </text:span><text:span text:style-name="T5">que</text:span><text:span text:style-name="T4"> </text:span><text:span text:style-name="T5">sur</text:span><text:span text:style-name="T4"> </text:span><text:span text:style-name="T5">le</text:span><text:span text:style-name="T4"> </text:span><text:span text:style-name="T5">réseau</text:span><text:span text:style-name="T4"> </text:span><text:span text:style-name="T5">local</text:span></text:p>
      <text:p text:style-name="Standard"><text:span text:style-name="T5">le</text:span><text:span text:style-name="T4"> </text:span><text:span text:style-name="T5">poste</text:span><text:span text:style-name="T4"> </text:span><text:span text:style-name="T5">qui</text:span><text:span text:style-name="T4"> </text:span><text:span text:style-name="T5">veut</text:span><text:span text:style-name="T4"> </text:span><text:span text:style-name="T5">lire</text:span><text:span text:style-name="T4"> </text:span><text:span text:style-name="T5">une</text:span><text:span text:style-name="T4"> </text:span><text:span text:style-name="T5">video</text:span><text:span text:style-name="T4"> </text:span><text:span text:style-name="T5">le</text:span><text:span text:style-name="T4"> </text:span><text:span text:style-name="T5">fait</text:span><text:span text:style-name="T4"> </text:span><text:span text:style-name="T5">directement</text:span><text:span text:style-name="T4"> </text:span><text:span text:style-name="T5">sur</text:span><text:span text:style-name="T4"> </text:span><text:span text:style-name="T5">le</text:span><text:span text:style-name="T4"> </text:span><text:span text:style-name="T5">disque</text:span><text:span text:style-name="T4"> </text:span><text:span text:style-name="T5">dur</text:span><text:span text:style-name="T4"> </text:span><text:span text:style-name="T5">du</text:span><text:span text:style-name="T4"> </text:span><text:span text:style-name="T5">serveur</text:span><text:span text:style-name="T4"> </text:span><text:span text:style-name="T5">à</text:span><text:span text:style-name="T4"> </text:span><text:span text:style-name="T5">partir</text:span><text:span text:style-name="T4"> </text:span><text:span text:style-name="T5">de</text:span><text:span text:style-name="T4"> </text:span><text:span text:style-name="T5">son</text:span><text:span text:style-name="T4"> </text:span><text:span text:style-name="T5">emplacement</text:span><text:span text:style-name="T4"> </text:span><text:span text:style-name="T5">enregistré</text:span><text:span text:style-name="T4"> </text:span><text:span text:style-name="T5">dans</text:span><text:span text:style-name="T4"> </text:span><text:span text:style-name="T5">la</text:span><text:span text:style-name="T4"> </text:span><text:span text:style-name="T5">table</text:span><text:span text:style-name="T4"> </text:span><text:span text:style-name="T5">Impressions</text:span></text:p>
      <text:p text:style-name="Standard"/>
      <text:h text:style-name="Heading_20_1" text:outline-level="1"><text:span text:style-name="T5">III</text:span><text:span text:style-name="T4"> </text:span><text:span text:style-name="T5">-</text:span><text:span text:style-name="T4"> </text:span><text:span text:style-name="T5">SUPPRESSION</text:span><text:span text:style-name="T4"> </text:span><text:span text:style-name="T5">D'UN</text:span><text:span text:style-name="T4"> </text:span><text:span text:style-name="T5">FICHIER</text:span></text:h>
      <text:h text:style-name="Heading_20_2" text:outline-level="2"><text:span text:style-name="T5">A.</text:span><text:span text:style-name="T4"> </text:span><text:span text:style-name="T5">Suppression</text:span><text:span text:style-name="T4"> </text:span><text:span text:style-name="T5">d'un</text:span><text:span text:style-name="T4"> </text:span><text:span text:style-name="T5">fichier</text:span><text:span text:style-name="T4"> </text:span><text:span text:style-name="T5">pdf</text:span><text:span text:style-name="T4"> </text:span><text:span text:style-name="T5">ou</text:span><text:span text:style-name="T4"> </text:span><text:span text:style-name="T5">jpg</text:span><text:span text:style-name="T4"> </text:span><text:span text:style-name="T5">(image,</text:span><text:span text:style-name="T4"> </text:span><text:span text:style-name="T5">document</text:span><text:span text:style-name="T4"> </text:span><text:span text:style-name="T5">scanné</text:span><text:span text:style-name="T4"> </text:span><text:span text:style-name="T5">ou</text:span><text:span text:style-name="T4"> </text:span><text:span text:style-name="T5">facture)</text:span></text:h>
      <text:h text:style-name="Heading_20_2" text:outline-level="2"><text:span text:style-name="T5">B.</text:span><text:span text:style-name="T4"> </text:span><text:span text:style-name="T5">Suppression</text:span><text:span text:style-name="T4"> </text:span><text:span text:style-name="T5">d'une</text:span><text:span text:style-name="T4"> </text:span><text:span text:style-name="T5">video</text:span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document-statistic meta:table-count="0" meta:image-count="0" meta:object-count="0" meta:page-count="7" meta:paragraph-count="199" meta:word-count="2653" meta:character-count="16493"/>
    <dc:date>2023-06-12T07:24:07</dc:date>
    <meta:generator>OpenOffice/4.1.14$Unix OpenOffice.org_project/4114m1$Build-9811</meta:generator>
  </office:meta>
</office:document-meta>
</file>